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陳真   |  2020.11.28 23:31   |   <text:a xlink:type="simple" xlink:href="http://palinfo.habago.org/Entry?Command=Information_PrintForum&amp;iPage=1#FORUM40123"><text:span text:style-name="T1">#</text:span></text:a></text:p>
      <text:p text:style-name="P3">我是個失敗者 <text:line-break/><text:line-break/>陳真 <text:line-break/><text:line-break/>2020. 11. 28. <text:line-break/><text:line-break/><text:line-break/>謝謝江纤，謝謝還有人記得我想成為一名「忠誠的反對者」這事。 <text:line-break/><text:line-break/>任何一個社會都需要有批評的聲音，但是，大陸那些批評者或所謂「公知」，卻是冒牌貨，大多腦殘，少數則為包藏禍心的漢奸走狗，他們並非真心想要改善社會，造福世人。 <text:line-break/><text:line-break/>台灣則是另一種光景，半個多世紀來，異議之聲始終微乎其微。台灣的知識份子比較像姿勢份子或知勢份子，擺個姿勢講些空話屁話，自欺欺人；更多的是趨炎附勢之徒，隨勢流轉，哪邊有好處就往哪邊靠；就像變色龍一樣，主流掛哪種顏色的旗，他全身上下就馬上變成那個顏色。 <text:line-break/><text:line-break/>至於一般所謂「網友」，分成兩種，一是網軍，一是網民。網軍由綠營以巨額公帑豢養，有組織有紀律，搭配主流媒體，造謠抹黑，泯滅良知，不擇手段，無所不用其極，殺傷力極強，就算是韓國瑜如此傑出優秀且深得民心的政治人物，照樣能打成人人唾棄的惡臭過街老鼠。 <text:line-break/><text:line-break/>網民則是一般民眾，大多隨波逐流，人云亦云；少數持有異議者，往往畏首畏尾，匿名發聲，毫無意義。 <text:line-break/><text:line-break/>至於社運，在這島上更是一片空白；不但空白，而且早已被竄位奪權，成為綠營的政治工具，掛社運羊頭，賣政治狗肉，齷齪可鄙，陰暗下流。 <text:line-break/><text:line-break/>我並無意抬舉自己，純粹只是指出底下事實： <text:line-break/><text:line-break/>從八零年代起，我幾乎參與創立了台灣各個層面與各種議題的社運組織，包括工運、農運、人權、兒福、環保、公投、反核以及醫界、學界等各種菁英組織(例如我是醫界聯盟的發起人之一)，我應該也是台灣最早參與國際人權組織的極少數人之一，包括是PHR最早期成員，並創立台灣AI分會等等等。 <text:line-break/><text:line-break/>從事這些工作，耗費我十多年青春。當時年少單純，以為只要給一個社會打下良好基礎，它就會逐漸向著好的方向走去；並且相信老子那一套，相信「生而不有，為而不恃，長而不宰」，以為只要把「小孩」給生出來就好(指社運組織或各種典章制度之建立)，給它知識，給它養份，然後它就會自己慢慢茁壯長大，從而對台灣社會做出貢獻。沒想到短短十幾年之間，全被竄奪改造，成為無恥下流的政治工具。 <text:line-break/><text:line-break/>我能訴說的，就只是這樣一些失敗經驗。 <text:line-break/><text:line-break/>大約三十年前，我曾認識一個人，叫做鍾逸人，是1947年二二八事件的「二七部隊」隊長。這部隊是二二八事件中規模最大、持續最久的一個武裝反抗組織，由鍾逸人與謝雪紅等人領導。我跟鍾逸人的想法早已南轅北轍，但我始終尊敬鍾老先生是條漢子。在一次私下談話中，他說了一句話我印象很深，頗為感動，他說：「我是個失敗者」。如果我沒記錯，這些話後來似乎也出現在他送我的一本他寫的書裏頭。書名叫做《辛酸六十年》。 <text:line-break/><text:line-break/>我也常有類似的想法，無論公或私，不管做些什麼，我全失敗了，我的人生就是由一連串的失敗與悲劇構成。我能提供給世人的是無數的失敗經驗。惟一還沒失敗的是：我始終不曾放棄；我對我想做、該做的事，依然不眠不休地努力。周星馳說得對，「只要不投降，就是成功」。 <text:line-break/><text:line-break/>那麼，世人該怎麼看待一個失敗者呢？也許可以這樣想：就連這樣一個無能的、不幸的、毫無希望可言的徹頭徹尾失敗者都不曾放棄，那麼，更為優秀的人們憑什麼失去希望、放棄努力？</text:p>
      <text:p text:style-name="P2">陳真   |  2020.11.28 02:39   |   <text:a xlink:type="simple" xlink:href="http://palinfo.habago.org/Entry?Command=Information_PrintForum&amp;iPage=1#FORUM40122"><text:span text:style-name="T1">#</text:span></text:a></text:p>
      <text:p text:style-name="P4">毒豬啟示錄 (十四)：大家是活得不耐煩了嗎？ <text:line-break/><text:line-break/>陳真 <text:line-break/><text:line-break/>2020. 11. 28. <text:line-break/><text:line-break/><text:line-break/>上一篇有個連結，是朋友傳來的，聽說有些人看不到影片內容。我在YOUTUBE上能看到，如下： <text:line-break/><text:line-break/><text:a xlink:type="simple" xlink:href="https://bit.ly/37trtmH"><text:span text:style-name="T2">https://bit.ly/37trtmH</text:span></text:a><text:s/><text:line-break/><text:line-break/>早上去吃蛋餅，老闆娘問我要不要加一點香料粉。我思考了一秒鐘，迅速在腦海進行了一番風險分析，點頭說「好」。我知道這類東西不太健康，但是為了増加一點口感，偶一為之，無傷大雅。 <text:line-break/><text:line-break/>可是，如果早餐店老闆娘問你「要不要加一點殺蟲劑」？「要不要灑一點砒霜粉」？「合乎安全劑量的哦！」你會怎麼回答？這還需要思考嗎？難道你會去探討「低劑量殺蟲劑或砒霜是否有害人體」？應該不會有這麼蠢的人吧！我沒事喝殺蟲劑或吃砒霜幹啥呢？這還用問嗎？ <text:line-break/><text:line-break/>不信你去做個實驗，找一家早餐店，麻煩老闆娘問問每個客人要不要加點殺蟲劑或砒霜粉，我就不相信會有人因為相信低劑量的砒霜無害健康而點頭說好。當然，也許真有活得不耐煩的人會說「好，給我來一點吧」。 <text:line-break/><text:line-break/>添加萊克多巴胺就是如此一問，問題的性質是一樣的。也就是說，問題的根源並不是「它到底有沒有害？」(這是廢話，如果無害，何必訂定什麼「容許劑量」？)，而是「吃這東西到底有什麼好處？」答案是：好處是零！對於一個有百害而無一利的東西，你去吃它幹啥呢？我已經儘可能用大白話表達了，這道理有那麼難懂嗎？ <text:line-break/><text:line-break/>一頭兩百斤的豬，宰殺之前被迫吃上一個月的萊克多巴胺飼料，飽受肉體摧殘之苦，然後呢？然後養豬場老闆每頭豬可以因此多賺十幾塊至四十幾塊台幣，也就是說，每一斤豬肉不過也只多賺一兩毛。如果美國豬肉商非得多賺這一點錢不可，我相信台灣人身為美帝殖民地的子民，肯定願意每斤豬肉多付一兩毛錢來維護自己的健康並減少豬隻臨死前長達一個月的痛苦。 <text:line-break/><text:line-break/>今天，假設早餐店老闆娘是我的主人，非得多賺我一兩毛不可，我會很樂意跟她協商，拜託她饒我一條小命；幾毛錢我都照付，但別逼我吃任何有百害無一利的東西。全世界絕大部份的豬都禁止吃的毒品添加劑，為何非得強迫台灣人吃不可？大家是活得不耐煩了嗎？ <text:line-break/><text:line-break/>大人活得不耐煩我沒啥好說，但是小孩呢？胎兒呢？罹患各種慢性病的老年人呢？這樣一些最為脆弱、最易受害的族群，他們有多少能力對毒豬肉及更毒的內臟說不？</text:p>
      <text:p text:style-name="P2">Akan   |  2020.11.28 02:20   |   <text:a xlink:type="simple" xlink:href="http://palinfo.habago.org/Entry?Command=Information_PrintForum&amp;iPage=1#FORUM40121"><text:span text:style-name="T1">#</text:span></text:a></text:p>
      <text:p text:style-name="P3">歐巴馬那個說詞我在自己的FB也分享過。真的，很多人還無法接受美國就是這個地球上最邪惡的國家，沒有之一，就是南八萬。美國同時也是地球上最浪費資源的國家，把地球資源用到一個那叫作“自己的理所當然”。很多美國北方人冬天是怎麼過的？室內溫度開到華氏80度穿短袖，外面是零下10幾度；夏天則是住家室內冷氣調到20度穿外套，外面攝氏35度。我有老白朋友來自美國北方，在台灣住新竹喊冷!!! 就是享受慣了冬天不冷夏天不熱的舒爽啊。另外，在學校或餐廳為了避免食安上的問題和麻煩，不要說煮過的食物不能隔夜，就連很多冷食包括水果也都怕食安問題而丟棄，怕人家帶回去吃了出問題要提告。但問題不在於食安問題的實行，而是很多學校或機構食物準備太多，寧可過多不能不足的情況下，很多食物都大剌剌地丟掉，但他們大部份人認為很正常。如果要美國homeless或貧困人家吃隔夜食物，看有幾個人敢？但我常看大陸那些山裡貧窮的老人或家庭，飯都餿了還在吃... <text:line-break/><text:line-break/>再說環保回收問題。以前美國塑膠袋都是送到中國去回收，後來中國不收了，光美國加州立馬裁撤了2、300個塑膠製品回收站。那些原本可以去他國回收的塑膠製品哪去了？不就埋在美國的土壤裡去危害環境，甚至海洋嗎？ <text:line-break/><text:line-break/>那到底誰才是破壞整個地球生態最大的幫手？那憑什麼歐巴馬穿個西裝而已就真的以為他說的是人話？我自己住美國，看著美國人那種奢華浪費的生活習慣，完全的自我本位主義，無知於自己國家對他國的侵略強奪搞得他國人民國破家亡民不聊生，自己還在浪費講究生活品質，認為自己就該可以享受一切得理所當然.....</text:p>
      <text:p text:style-name="P2">張萬康   |  2020.11.27 17:37   |   <text:a xlink:type="simple" xlink:href="http://palinfo.habago.org/Entry?Command=Information_PrintForum&amp;iPage=1#FORUM40120"><text:span text:style-name="T1">#</text:span></text:a></text:p>
      <text:p text:style-name="P4">江纤： <text:line-break/>方方的問題不是批評政府，而是造謠鬼扯和雙標，她的好友梁豔萍也是一丘之貉，貽笑大方。</text:p>
      <text:p text:style-name="P2">江纤   |  2020.11.27 03:13   |   <text:a xlink:type="simple" xlink:href="http://palinfo.habago.org/Entry?Command=Information_PrintForum&amp;iPage=1#FORUM40119"><text:span text:style-name="T1">#</text:span></text:a></text:p>
      <text:p text:style-name="P3">最近幾天國內令我印象深刻的新聞有兩條。一條是武漢理工大學迫害研究生致死的無良導師又悄無聲息進入招生公示名單。另一條是方方和亂港分子周庭入選BBC2020全球百名巾幗人物。陳丹青，梁文道，艾曉明紛紛跑去獻花祝賀。(新聞補充背景介紹，梁文道在去年香港修例活動中醜化國旗，和亂港分子一起站台) <text:line-break/><text:line-break/>(我没弄明白怎麼在外網貼新聞原件，会继续探索的) <text:line-break/><text:line-break/>#武汉理工回应王攀恢复招研资格#【武汉理工坠亡研究生陶崇园导师王攀获公示：恢复其招研资格】 近日，有网友爆料称，陶崇园导师、武汉理工大学自动化学院教师王攀已恢复硕士研究生招生资格。对此，澎湃新闻11月25日从武汉理工大学党委宣传部获悉，网传公示名单中的王攀确系2018年坠亡研究生陶崇园的导师王攀。武汉理工大学党委宣传部工作人员也同时强调，公示并不是最终名单，目前流程还在进行中，公众若有意见可以反馈给研究生院。 <text:line-break/>此前，陶崇园在校内坠楼身亡，他生前多次被导师王攀要求送饭、洗衣，甚至被要求叫王攀“爸爸”，在学生找到工作时还威胁不给毕业。2018年4月，王攀被停止研究生招生资格。当时学校给的调查结果就只承认了让学生叫爸爸这一不良行为，也只是暂停了该导师的招生资格，没想到两年后卷土重来，没有什么严重惩罚。本来应该是学校主动取消这种人渣的资格才对，现在居然要靠公众盯着不要恢复资格。 <text:line-break/><text:line-break/>中國的教育亂象叢生。中小學提倡素質教育快樂教育，給學生減負，不准超前學習，還要把美術體育加入中考(其實就是在變相加負固化階級)，因為有錢人家的孩子會在外面補課，窮人的孩子哪有資本提高美術成績？高考不分文理科而是六選三，認真學理的孩子更少了。至於高校，學術風氣不佳，拉山頭假造論文，壓迫學生，騙科研經費，文科老師裡頭公知氾濫，一堆人舒舒服服領著工資上課整節課罵國家罵黨的，完全不好好教課，問題是導師手握學生生死大權，有幾個學生敢抵抗，就算拼死揭發了就是罰酒三杯，形不成震懾。當然不是每一個人都這樣，可是長比以往人渣當道形成逆淘汰，隱患無窮。 在其他領域反腐都有一定成效，可教育領域遲遲不見動靜令人沉痛。 教育可是根本啊，是國民生長的土壤。 個人的力量實在有限，除了呼吁轉發也不知道我還能做什麼。我有限的視角也分析不出這事到底是當局沒有意識到，還是意識到了但是局勢復雜勢力交錯，難處理，畢竟緊迫凶險的事有很多。 嗚呼，安得廣廈千萬間，大庇天下寒士俱歡顏，風雨不動安如山！ <text:line-break/>第二則新聞是由方方獲獎想到陳真醫師說過自己會做忠實的反對派。我也不想辯論方方的日記究竟如何，在此是用方方代指一大堆互聯網公知，這些人往往吃穿不愁，很多在高校當老師，天天針砭時弊。 你會發現他們的每一個話題都那麼宏大，每一個話題終點都是體制問題，民族人種問題，要推翻共產黨？那為什麼不從切身談起，自己所在高校的黨組織是不是也如此腐敗，不把學生當回事，貪污經費呢？看久了只會覺得公知們只能把問題無限拔高，講空幻好聽的概念，從來就提不出實際異議和意見。習慣對自己不熟悉的領域指手畫腳扮演權威，人權和自由勝過一切醫學常識。而且他們自己是不聽批評的。看著一群網民吶喊國家需要反對聲音，這些人是民族良心，真的心累。這批人不止讓國家失去了發現問題的機會，佔用了流量，把注意力引導到邊邊角角上，讓真正的忠實的反對派們失去了發聲空間，還要讓國家浪費精力處理他們，國家為了維穩只能被動冷卻處理所有反對意見。(中國太大了，一亂起來都亂，中宣部又特別不中用，反應特別僵硬，要是有成熟的反對意見靈活處理問題該有多好啊)</text:p>
      <text:p text:style-name="P2">陳真   |  2020.11.27 01:56   |   <text:a xlink:type="simple" xlink:href="http://palinfo.habago.org/Entry?Command=Information_PrintForum&amp;iPage=1#FORUM40118"><text:span text:style-name="T1">#</text:span></text:a></text:p>
      <text:p text:style-name="P4">毒豬啟示錄 (十三)：我願意包養他們一家老小免費吃萊豬吃一輩子 <text:line-break/><text:line-break/>陳真 <text:line-break/><text:line-break/>2020. 11. 27. <text:line-break/><text:line-break/><text:line-break/>還是那些老話：我能理解人們反對萊豬進口，我也能理解有人「不反對」，但我不能理解怎麼會有人拼命去反對別人反對萊豬進口？懂我的意思吧？面對一件荒唐事，你可以反對，也能冷漠以對袖手旁觀，抑或是逆來順受，但是怎麼會有人如此積極去攻擊與抹黑反對者？ <text:line-break/><text:line-break/>當我們面臨一種抉擇，天平的兩端必然是利與弊之取捨。但是，世界一百六十多個國家的豬都禁止吃的毒品添加物，你卻要給人吃？而且是吃一輩子。這像話嗎？可憐的美國豬頂多也只是屠宰前吃一個月，你卻要讓人吃一輩子，然後說這個絕對安全；誰膽敢反對，就出動網軍與御用學者去攻擊、抹黑他。它媽的天底下有這種道理。 <text:line-break/><text:line-break/>當我們生病必須吃藥時，醫病雙方都會根據病情與後果來決定是否用藥以及用藥時程、種類及劑量大小。天平的兩端，一頭是治療之利益，一頭是藥物必然或偶然的副作用。但是請你告訴我，究竟萊克多巴胺能夠帶給你什麼利益？零！不是嗎？不但無益，而且有百害。對於一個有百害而無一利的東西，你還需要去抉擇嗎？你需要抉擇是否要在你自己每天的飯菜裏頭加一點狗飼料嗎？ <text:line-break/><text:line-break/>御用學者們往往睜眼說瞎話，例如他們說，「少量砒霜無害」、「水喝多會中毒」。所謂「無害」，其實就是短期內應該不會馬上死人或不會馬上七孔流血的意思。可是，所謂「傷害」的定義標準竟是如此之低嗎？而且，重點不光是有害與無害的衡量，重點更是你吃砒霜幹啥呢？活得不耐煩嗎？嫌身體太健康、擔心病痛傷害還不夠多嗎？你不喝水會死，不吃砒霜會死嗎？ <text:line-break/><text:line-break/>我們在臨床上必須去衡量藥物的取捨是因為，病人有用藥之「需求」，吃藥有利健康恢復，但是所有的藥物必然也都會有副作用，對身體健康會產生必然或潛在的危害。這時候才有所謂「利害衡量」或「風險決策」，進行利害分析。但是，請那些拼命攻擊抹黑反對者的御用學者們告訴我，到底吃萊克多巴胺有什麼好處？零！ <text:line-break/><text:line-break/>對於一個有百害而無一利的東西也需要衡量嗎？你每天吃飯會衡量一下要不要在飯菜裏頭加點殺蟲劑嗎？如果有人告訴你說，只要不超量，飯菜裏頭添加殺蟲劑絕對是安全的，「吃幾輩子也沒關係」(陳時中語)，你聽了，心裏做何感想？這些人是把我們當白痴嗎？沒有任何益處的東西，全世界絕大多數國家連豬都禁止吃的東西，在這島上，居然有一群所謂學者專家和狗官，居然拼命攻擊、抹黑反對吃毒豬者。它媽的天底下有這種道理嗎？ <text:line-break/><text:line-break/>這些所謂學者專家，存心就是鬼扯蛋。例如他們說什麼萊克多巴胺幾小時就排乾淨，真的是把大家當白痴。哪種藥不是幾小時就能排乾淨？酒精、毒品不也幾小時就排乾淨？問題是，難道你的肝腎等五臟六腑及大腦全是不銹鋼做的？百毒不侵嗎？ <text:line-break/><text:line-break/>一種藥物或毒物排掉之前早已造成多少傷害，這些所謂學者專家連這個也不懂嗎？一種藥物和毒物不會和其它藥物產生可預期或不可預期的化學反應嗎？不會產生無數的代謝產物嗎？這些代謝產物全是無害通過人體嗎？不會造成傷害也不殘留於五臟六腑嗎？何必睜眼說瞎話到這種地步呢？何不像阿扁那樣，就乾脆挑明講：「萊豬就是有害，但我就是要進口，啊不然你是能拿我怎樣？」 <text:line-break/><text:line-break/>至於一般逆來順受的民眾，你不要以為好像天塌了也無妨，要死大家一起死。不會的，弱勢者和窮人會死最快，但有兩種人受害相對輕微。一是像我這樣的人或素食者。我並非素食，但我不吃肉，牛豬羊雞鴨及各種鳥獸等等等，我統統不吃，只吃魚；從六、七歲起我就不吃肉，因為小時候有一天放學，途經台南運河旁一間屠宰場，目睹豬隻之慘死，從此就不曾再吃肉。 <text:line-break/><text:line-break/>還有一種人也比較不會受害，那就是飲食精挑細選的有錢人或權勢者，恰恰也就是那些進口毒豬、騙大家說吃幾輩子也不會有事的人。這些人如果真的相信自己說的鬼話，我願意包養他們一家老小免費吃萊豬吃一輩子。 <text:line-break/><text:line-break/>底下有一段四分鐘的影片，請大家仔細看看： <text:line-break/><text:line-break/><text:a xlink:type="simple" xlink:href="https://bit.ly/378XXCp"><text:span text:style-name="T2">https://bit.ly/378XXCp</text:span></text:a></text:p>
      <text:p text:style-name="P2">葉小慧   |  2020.11.26 12:05   |   <text:a xlink:type="simple" xlink:href="http://palinfo.habago.org/Entry?Command=Information_PrintForum&amp;iPage=1#FORUM40117"><text:span text:style-name="T1">#</text:span></text:a></text:p>
      <text:p text:style-name="P5"><text:span text:style-name="T3">阿桑吉有關的下一次聽證會將在2020年11月26日上午11點45分於Westminster Magistrates Court第三法庭舉行。 <text:line-break/><text:line-break/><text:line-break/></text:span><text:a xlink:type="simple" xlink:href="https://wiseupaction.info/2020/11/20/26-11-20-administrative-hearing-for-julian-assange-at-westminster-magistrates-court"><text:span text:style-name="T4">https://wiseupaction.info/2020/11/20/26-11-20-administrative-hearing-for-julian-assange-at-westminster-magistrates-court</text:span></text:a></text:p>
      <text:p text:style-name="P2">洋洋   |  2020.11.26 06:45   |   <text:a xlink:type="simple" xlink:href="http://palinfo.habago.org/Entry?Command=Information_PrintForum&amp;iPage=1#FORUM40116"><text:span text:style-name="T1">#</text:span></text:a></text:p>
      <text:p text:style-name="P3">好像走到巷子裡被莫名其妙的人潑了一身髒水，很不爽。我讀的報導全篇就是這個意思，哪來的斷章取義。看過影片，我還是認為沒錯，只是奧巴馬裝得很紳士，拿著刀叉吃人肉。 <text:line-break/>自以為站在有見識有道德的高處，在網路上用這麼重的話指摘別人，應該把事情想明白再說，而不是張口就來。 <text:line-break/>不想在這嗆回去，忍住氣，把巴勒網刪了。 <text:line-break/><text:line-break/>剛剛回想，應該有人不同意吧。回來看看，果然看到陳真的回應。 </text:p>
      <text:p text:style-name="P2">張萬康   |  2020.11.26 04:13   |   <text:a xlink:type="simple" xlink:href="http://palinfo.habago.org/Entry?Command=Information_PrintForum&amp;iPage=1#FORUM40115"><text:span text:style-name="T1">#</text:span></text:a></text:p>
      <text:p text:style-name="P4">一代球王、球魔、球神、球精、球仙——馬拉度納走了。年六十。他也是反美急先鋒。此外和導演庫斯圖里卡惺惺相惜。 <text:line-break/><text:line-break/>馬拉度納是至情至性、鮮活淋漓的人，86年世界杯，阿根廷封王、90年阿根廷決賽飲恨，我都在電視機前直擊這些歷史，足感心。86年八強賽擊敗英格蘭，我爽翻。此役的前些年英、阿兩國爆發福島戰爭，即福克蘭群島戰爭（大陸稱之「馬島戰爭」，即馬爾維納斯群島戰爭，這是遵從阿根廷用的西班牙語來稱呼該島，這個立場很清楚，挺好），阿根廷輸了，所以幾年後轉到世界杯賽場上，英阿再次對戰，當年可說世仇相遇，萬眾矚目。「上帝之手」和連過數人破網的兩球就是發生在這場。 <text:line-break/><text:line-break/>90年那屆在義大利舉行，也是三大男高音首次合作獻唱，十分動人。帕華洛蒂（1935－2007）轉眼走了十三年。 <text:line-break/><text:line-break/>順貼一篇談侯孝賢導演。 <text:line-break/><text:line-break/>11月22日上午12:09 <text:line-break/>恭喜侯孝賢榮獲2020金馬獎終身成就獎。與其說他謝謝台灣，不如說台灣該對他說謝謝。互相互相。 <text:line-break/>轉我2015年寫2010年（十年前）我在台下親眼看到的大師風範，對台下的一名老翁溫情周至，耐心聆聽，讓老翁哇啦哇啦把話講完（講很久哈哈哈哈哈哈）。同時，對會場的工作人員也很客氣溫柔（並未板起面孔蹙眉訓斥你們怎麼這樣對待老人家之意）。他對這老翁和工作人員都是自然體貼，對一個環境空間裡的任何人事物都很有「感覺」。 <text:line-break/><text:line-break/>2015年5月28日（臉書） <text:line-break/><text:line-break/>尻公（p.s.以前給自己亂取的綽號）來做點功德，提供一點方向給青年朋友們，或云喜歡電影的朋友們～ <text:line-break/><text:line-break/>侯導喜歡看什麼樣的電影？ <text:line-break/><text:line-break/>2010年台大舉辦一次「私房影展」，由侯導選出他自己喜歡的六部電影，介紹給年輕朋友們看。 <text:line-break/><text:line-break/>當時是請電影資料館來播放，不是放dvd，而是放這六部"電影"（以及侯導挑了自己三部片「風櫃來的人」「海上花」「紅汽球」，在三日內排時間播放九部片。） <text:line-break/><text:line-break/>以下是這六部： <text:line-break/>藍絲絨 <text:line-break/>大樹之歌 <text:line-break/>慕雪德 <text:line-break/>晚春 <text:line-break/>謎霧莊園 <text:line-break/>雙面薇若妮卡 <text:line-break/><text:line-break/>這六部片可以當作電影的入門、欣賞與創作的借鏡。侯導似乎有這層用意。 <text:line-break/>這也可以看出他的品味，眼光。值得參考。 <text:line-break/><text:line-break/>＃ <text:line-break/>另外當時台大舉行座談，侯導一人在台上端坐，喃喃自語，或耍冷一個小時（？）。台下專心聽，或笑翻。 <text:line-break/><text:line-break/>侯導當時談到，有一部日本片「送行者」（大陸翻譯入殮師），那個是假片，一看就假，受不了的意思。 <text:line-break/>台下學生們似乎錯愕，面面相覷，因為本片當時很紅。 <text:line-break/>（尻公認為侯導這個看法值得大家去想） <text:line-break/><text:line-break/>侯導提到柯恩兄弟的「險路勿近」（大陸譯名老無所依），對這部片蠻肯定。 <text:line-break/><text:line-break/>提到「藍絲絨」，認為很棒。他認為本片導演大衛林區，多年後的「慕赫蘭大道」就沒那麼好了，因為絞盡腦汁去拍，太琢磨了。他笑說人老了就有這個問題，自嘲他自己也是，拍一個片想很多。 <text:line-break/><text:line-break/>他說電影基本上適合年輕人來做，憑直覺就出手！這樣的東西很有神采。 <text:line-break/><text:line-break/>（尻公認為沒錯，但侯導也是自謙，以及不吝把自己遇到的困難分享給大家，聽得出侯導在構思聶隱娘時花太多腦力，感覺他希望自己還是可以靠直覺出手，只是需要花時間去釐清很多東西）。 <text:line-break/><text:line-break/>關於青年們的創作，要怎麼拍出一個好東西？侯導舉例，自己常搭公車，一次見一個青年坐在靠車廂前方的座位，突然一個老頭急躁的衝過去，出示自己的老人證，擺到青年眼前，然後望著青年不講話。蠻粗魯，卻蠻好笑。該青年的反應傻愣愣的，終於會意，於是讓座。 <text:line-break/><text:line-break/>侯導說，你們拍電影就這樣拍出來，不要加其他說明描寫、自己的觀點，就這樣就夠了。意思是這樣就很有戲。客觀，交給觀眾就好。觀眾自己可以懂，或各有看法。 <text:line-break/><text:line-break/>以及，不要想拍一個東西催淚，要讓觀眾哭太簡單了。他說。 <text:line-break/><text:line-break/>在場的聽眾問完問題，結束座談。散場時校方舉辦活動者，請侯導與工作人員們在台上合影留念。一個老伯過來，站在台下扯嗓門，哇啦哇啦講了一串，希望侯導協助兩岸電影交流，一副憂國憂民狀。老伯耽誤合影的時間，講頗久。工作人員想帶開老伯。侯導此時和氣的告訴工作人員，沒關係，讓他講。之後侯導對老伯表示李行導演有在做的。老伯終安心離去。續而台上拍照。 <text:line-break/><text:line-break/>尻公認為侯導很可敬，親和且體貼，能顧慮方方面面的人，對工作人員和老伯都很友善，讓每個人的自尊心能被護住，讓這個老伯也可以覺得自己有價值。侯孝賢的作品有道家精神，或很空靈、有禪意，但他有很儒家、很入世的一面。一字記之曰：「仁」。或說這樣體貼老人家，為老伯解圍，不也是一種「俠情」。就像侯導也幫忙動保、社運，呼籲大家關心動物，對動物友善，幫忙樂生、三鶯部落、蟾蜍山聚落，這都是他的俠情與仁心寫照也。 <text:line-break/><text:line-break/>＃ <text:line-break/>馬拉度納走了。我覺他是「球種」。他是一顆種子。他是混沌世界（最）原初的種子，是第一顆也是最後一顆種子，唯一的一顆，一粒。原初的野性，能量，元氣，那麼的鮮活，那樣的自動運轉。 <text:line-break/>他怎麼做都對，錯也是對，場內場外的脫序種種，一切只能用馬拉度納這個字來形容馬拉度納。據說還開槍射過記者。 <text:line-break/>他反美也反得是一種天生就該反美的正常與真情。</text:p>
      <text:p text:style-name="P2">陳真   |  2020.11.26 03:38   |   <text:a xlink:type="simple" xlink:href="http://palinfo.habago.org/Entry?Command=Information_PrintForum&amp;iPage=1#FORUM40114"><text:span text:style-name="T1">#</text:span></text:a></text:p>
      <text:p text:style-name="P3">毒豬啟示錄 (十二)：解構萊豬之科學假面 <text:line-break/><text:line-break/>陳真 <text:line-break/><text:line-break/>2020. 11. 26. <text:line-break/><text:line-break/><text:line-break/>底下是上星期三 (11月18日) 學姊所主持的那場講座，已經上網： <text:line-break/><text:line-break/><text:a xlink:type="simple" xlink:href="https://bit.ly/2IZKo0c"><text:span text:style-name="T2">https://bit.ly/2IZKo0c</text:span></text:a><text:s/><text:line-break/><text:line-break/>我會再另外請人把它弄上YOUTUBE，因為怕成大不會長久保存。 <text:line-break/><text:line-break/>在場有位十分資深的成大醫學院教授說，他聽完之後非常震撼。他說，這種震撼是需要有點科學背景的人才有可能更深刻感受到。 <text:line-break/><text:line-break/>我覺得，特別是具有醫、藥或臨床背景者，也許對不管是藥物或毒物的傷害通常也會比較具有風險意識。為什麼呢？因為： <text:line-break/><text:line-break/>一，藥物或毒物都是死的，化學結構是固定的，但是，當它進入活體之內，不管是進入人體或動物體內，因其受體之不同生物性條件 (包括年紀與各種不同疾病背景及既有用藥史等等等之不同)，再加以時間與劑量因素之加乘，所產生的作用與傷害之可能性卻難以窮盡。 <text:line-break/><text:line-break/>這也是為什麼許許多多原本使用多年的所謂「安全」藥物卻突然發現有重大傷害而被下架的原因。也就是說，健康風險永遠不可能一勞永逸地排除；任何所謂安全論斷者，若非愚不可及，便是故意睜眼說瞎話。 <text:line-break/><text:line-break/>在臨床用藥上，風險和效益始終是天平的兩端，只要利明顯大於弊，而且弊病 (或說副作用) 是在可接受範圍，那麼，必要的風險便值得承擔。 <text:line-break/><text:line-break/>問題是，萊克多巴胺根本不是藥物，而是毒品添加物，毒害人類與動物，百害無一利；它之所以強迫動物食用，不是為了治療任何疾病，而是為了增加瘦肉，藉以賺取十分微薄的一點利潤，卻造成動物巨大的痛苦以及人體健康和生態環境之高度危害風險。 <text:line-break/><text:line-break/>二，具有醫、藥或臨床背景者，之所以對不管是藥物或毒物的傷害通常也會比較具有風險意識的第二個原因是因為：長久經驗顯示，風險往往超出當初的預期。 <text:line-break/><text:line-break/>就跟所謂「黑天鵝」事件一樣，能夠讓你事先料想得到的必然後果，其實也不叫做什麼風險了。真正的風險是那些超乎預期或根本始料未及者。 <text:line-break/><text:line-break/>比方說一個當了幾十年的醫生，我想他一定見識過太多太多藥物在病人身上所產生的傷害，不管是在傷害程度或傷害類型上，往往觸目驚心。可是，當它出現時，通常已不可逆。 <text:line-break/><text:line-break/>做為一個具有三十年臨床經驗的醫生，看過數十萬人次的病患，無須午夜夢迴，即便大白天亦常感惆悵。我常常會想，要是真有時光機器就好了，那我一定會經常忙著搭時光機，回到當年的某些時刻，跑去警告每一個識或不識的病人，請他們趕緊改變用藥選擇或調整劑量或拒絕某些手術。 <text:line-break/><text:line-break/>可惜時光機器不存在，而我們的智力更是難以周全，我們很難掌握無法窮盡的事物之偶然與必然後果。我們也許惟一能做的是：在所謂「工具理性」之外，儘可能培養出一種更好的評價能力，包括評價各種表面事物所屬的更大結構。 <text:line-break/><text:line-break/>這話是什麼意思呢？意思是說，一個藥物或毒物，問題絕非僅僅存在它「本身」而已，它同時也是一種利潤工具；有利益的地方就有權力鬥爭，就有政治。 <text:line-break/><text:line-break/>也就是說，每一種藥或毒，事實上就是一場「政治」；起了決策作用的往往不是 (或不僅僅是) 藥或毒「本身」，更是背後的權力與利益結構。但是，它們彰顯在外的，卻往往不是醜惡的真實政治面孔，而是戴著一副彷彿中立與客觀的科學假面具。 <text:line-break/><text:line-break/>法國導演高達 (Jean-Luc Godard) 說：「大便如果值錢，窮人會連屁眼都沒了。」 <text:line-break/><text:line-break/>哪天如果大便值錢，我想，冒牌科學家們將會告訴我們食物裏添加大便其實無害健康。你信嗎？我不信。吃大便至少在一開始就已經傷害了我身心一體之尊嚴。但我認為你會信。為什麼呢？因為人的理性程度與評價能力其實依然遠遠落後於政治權力之呼風喚雨。 <text:line-break/><text:line-break/>陳真 2020. 11. 26. <text:line-break/><text:line-break/>========================== <text:line-break/><text:line-break/>【成大講座】解構萊豬：動保、食安與政治 <text:line-break/><text:line-break/>時間：2020年11月18日(周三)下午一點十分至三點 <text:line-break/><text:line-break/>地點：成功大學光復校區歷史系館振芝講堂 <text:line-break/><text:line-break/>講者： <text:line-break/><text:line-break/>蘇偉碩醫師(精神科醫師) <text:line-break/>王文心(高雄醫學大學醫學研究所博士) <text:line-break/>李建誠(民間反瘦肉精毒豬聯盟發言人) <text:line-break/><text:line-break/>主持人：李鑑慧(成功大學歷史系副教授)</text:p>
      <text:p text:style-name="P2">陳真   |  2020.11.25 17:57   |   <text:a xlink:type="simple" xlink:href="http://palinfo.habago.org/Entry?Command=Information_PrintForum&amp;iPage=1#FORUM40113"><text:span text:style-name="T1">#</text:span></text:a></text:p>
      <text:p text:style-name="P4">看不出哪裡斷章取義。 <text:line-break/><text:line-break/>歐巴馬是個人渣，漂亮話很會講。但是，一句話的 "內在意涵" 並不會因為玩弄修辭而能輕易美化。 <text:line-break/><text:line-break/>假設在一個貧富極端不均的社區裏，有一戶人家窮極奢華，一家幾口人的吃喝玩樂消費抵得上其它千百戶人家，極其浪費豪奢，而且只顧享受，從不願付出；更可怕的是窮兵黷武，家裏光是生產武器的能源耗費與污染就抵得上其它所有家庭的總和。 <text:line-break/><text:line-break/>這時候，這戶人家的家長卻道貌岸然地出來喊話說：各位鄉親，我們要愛惜資源、愛護環境哦，更不可以想要跟我們家一樣吃吃喝喝縱慾玩樂哦，不然的話，我們這個社區真的會毀了。 <text:line-break/><text:line-break/>他媽的你聽了這種漂亮鳥話，心裏做何感想？中國人印度人和巴西人都還在只求溫飽的脫貧階段，你自己卻是過著奢靡無度的物質生活，卻反過來教訓窮人少搭車多走路、飯可別吃太多，以免危及世界。</text:p>
      <text:p text:style-name="P2">阿承   |  2020.11.25 16:39   |   <text:a xlink:type="simple" xlink:href="http://palinfo.habago.org/Entry?Command=Information_PrintForum&amp;iPage=1#FORUM40112"><text:span text:style-name="T1">#</text:span></text:a></text:p>
      <text:p text:style-name="P3">雖然很討厭美國人對於中國人的打壓，但是還是盡量不要斷章取義的好，這樣跟那些人有什麼不同。 <text:line-break/><text:line-break/>這是訪問歐巴馬該段的全部影片 <text:line-break/><text:a xlink:type="simple" xlink:href="https://www.youtube.com/watch?v=AbPFZQRqtuA"><text:span text:style-name="T2">https://www.youtube.com/watch?v=AbPFZQRqtuA</text:span></text:a></text:p>
      <text:p text:style-name="P2">洋洋   |  2020.11.25 10:37   |   <text:a xlink:type="simple" xlink:href="http://palinfo.habago.org/Entry?Command=Information_PrintForum&amp;iPage=1#FORUM40111"><text:span text:style-name="T1">#</text:span></text:a></text:p>
      <text:p text:style-name="P4">轉2篇報導 一舊一新，一樣無恥 <text:line-break/><text:line-break/>2020年 <text:line-break/>美国坚持不取消对华制裁，前财政部长：除非中国保证不再发展高科技 <text:line-break/>寰宇天地 2020-11-23 15:57:04 <text:line-break/><text:line-break/>据美国媒体近日报道，美国前财政部长亨利·保尔森在财经刊物上撰文，称如果美国得不到回报，就不应取消特朗普总统对中国商品征收的巨额关税，因为这一制裁措施显著遏制了中国"超越美国的野心"。他的言论表明在特朗普离任、拜登上台后，两党在美国对华态度上的消极转变未必会缓和，甚至有可能更强硬。保尔森指出，如果中美达成对美国有利的协议，例如中国保证不再发展高科技以"挑战优势地位"，对华制裁才能取消。 <text:line-break/><text:line-break/>这位亨利·保尔森是小布什政府时期的美国财政部长，是一名商业保守派。这一派别在美国政商界根深蒂固、枝繁叶茂，秉持典型的美国式保守主义理念，对内推崇自由市场经济，反对政府干预，新冠疫情期间特朗普的联邦政府竟与各州政府争夺医疗设备，也被保尔森认为属于"自由竞争"。对外则主张贸易投资彻底自由化，以最大限度攫取经济利益。 <text:line-break/><text:line-break/><text:line-break/><text:line-break/>2010年 <text:line-break/>据澳大利亚的《澳大利亚人》报４月１６日报道，美国总统奥巴马４月１５日在白宫接受了“澳大利亚电视台”的专访。奥巴马说：“如果中国居民也像澳大利亚人、美国人现在这样生活，那么我们所有人都将陷入十分悲惨的境地。” <text:line-break/><text:line-break/>　　《澳大利亚人》报文章称，奥巴马显然认为，中国人不应过上和澳大利亚人、美国人一样的生活，因为这样会消耗更多的电能，排放更多的二氧化碳，他希望中国人都坐公共汽车，而不是像美国人一样过日子。 <text:line-break/><text:line-break/>在“澳大利亚电视台”官网上，奥巴马的原话如下：“……ｉｆ　ｏｖｅｒ　ａ　ｂｉｌｌｉｏｎ　Ｃｈｉｎｅｓｅ　ｃｉｔｉｚｅｎｓ　ｈａｖｅ　ｔｈｅ　ｓａｍｅ　ｌｉｖｉｎｇ　ｐａｔｔｅｒｎｓ　ａｓ　Ａｕｓｔｒａｌｉａｎｓ　ａｎｄ　Ａｍｅｒｉｃａｎｓ　ｄｏ　ｒｉｇｈｔ　ｎｏｗ　ｔｈｅｎ　ａｌｌ　ｏｆ　ｕｓ　ａｒｅ　ｉｎ　ｆｏｒ　ａ　ｖｅｒｙ　ｍｉｓｅｒａｂｌｅ　ｔｉｍｅ，　ｔｈｅ　ｐｌａｎｅｔ　ｊｕｓｔ　ｃａｎ’ｔ　ｓｕｓｔａｉｎ　ｉｔ，　ｓｏ　ｔｈｅｙ　ｕｎｄｅｒｓｔａｎｄ　ｔｈａｔ　ｔｈｅｙ’ｖｅ　ｇｏｔ　ｔｏ　ｍａｋｅ　ａ　ｄｅｃｉｓｉｏｎ　ａｂｏｕｔ　ａ　ｎｅｗ　ｍｏｄｅｌ　ｔｈａｔ　ｉｓ　ｍｏｒｅ　ｓｕｓｔａｉｎａｂｌｅ　ｔｈａｔ　ａｌｌｏｗｓ　ｔｈｅｍ　ｔｏ　ｐｕｒｓｕｅ　ｔｈｅ　ｅｃｏｎｏｍｉｃ　ｇｒｏｗｔｈ　ｔｈａｔ　ｔｈｅｙ’ｒｅ　ｐｕｒｓｕｉｎｇ　ｗｈｉｌｅ　ａｔ　ｔｈｅ　ｓａｍｅ　ｔｉｍｅ　ｄｅａｌｉｎｇ　ｗｉｔｈ　ｔｈｅｓｅ　ｅｎｖｉｒｏｎｍｅｎｔａｌ　ｃｏｎｓｅｑｕｅｎｃｅｓ．”　　 <text:line-break/></text:p>
      <text:p text:style-name="P2">鄭豐遠   |  2020.11.25 05:04   |   <text:a xlink:type="simple" xlink:href="http://palinfo.habago.org/Entry?Command=Information_PrintForum&amp;iPage=1#FORUM40110"><text:span text:style-name="T1">#</text:span></text:a></text:p>
      <text:p text:style-name="P3">我們一般人，為了個人或家人生活，說點謊使點壞，尚且耿耿於懷，倘若因此不經意傷了人，更是內疚自責，一輩子愈活愈自卑後悔，生命宛如一部羞愧的汙點史。西方人卻不是這樣，幾百年來對整個世界肆意侵略屠殺，千萬生靈塗炭，讓整個人類生命陷入深重災難與痛苦深淵，卻反而揚揚得意，自信破表，而且裝腔作勢道貌岸然，謊言張口就來，嘴上說的是崇高的人類文明標杆，手上幹的卻全是反人類罪行。 <text:line-break/><text:line-break/>我記得幾年前在巴勒網寫過一篇留言，當時來澳洲一兩年，對西方人普遍的智力才能之低下感到很不解，我說就這種水平，怎麼會是你西方人四處侵略，搶錢搶糧搶女人? 應該是我來搶你的錢和食物，我來睡你的女人才對 (當然我這只是比喻，請各位不要緊張，千萬別鼓勵我)。 <text:line-break/><text:line-break/>如今，就一種文化內涵深度與真正意義上的道德品性標準，你難道看不出西方也是遠遠不如東方? 我相信許多人包括我在內，其實過去並不這麼想。西方嘴上整天講的那些文明概念所謂普世價值，它們本身也許可以成立，問題是西方人自己是不信的，不但不信，而且以此作為包裝惡行的糖衣，塑造一種天使形象，骨子裡幹的卻全是惡魔勾當。中國人倒是當真信了，而且以身作則付諸實踐，單就脫貧一舉，就不知道拯救了多少性命，保障了多少人權。 <text:line-break/><text:line-break/>我依然相信邪不勝正，善惡都能得到它應有的回報。我們有生之年，或許真能看到人類近代史上最大的事件，那就是西方之衰落與邊緣化，東方之全面復興並重回世界的中心。</text:p>
      <text:p text:style-name="P2">陳真   |  2020.11.24 02:47   |   <text:a xlink:type="simple" xlink:href="http://palinfo.habago.org/Entry?Command=Information_PrintForum&amp;iPage=1#FORUM40109"><text:span text:style-name="T1">#</text:span></text:a></text:p>
      <text:p text:style-name="P3">剛剛看到底下一段澳洲的電視節目，報導還提到有個負責侵略中東的美國軍頭 H. R. McMaster 義正辭嚴地說，大家要反中，因為中國是當代帝國主義。對於主流媒體上這些鋪天蓋地的東西，我沒什麼好說的了。 <text:line-break/><text:line-break/><text:a xlink:type="simple" xlink:href="https://bit.ly/3kRYYna"><text:span text:style-name="T2">https://bit.ly/3kRYYna</text:span></text:a><text:s/><text:line-break/><text:line-break/>我對西方社會最後的一點敬意，早已在過去幾年之中，煙消雲散，其中最後破滅的兩個泡沫幻影就是誠實以及對生命的尊敬。 <text:line-break/><text:line-break/>西方人並沒有更好的誠信品格，事實上，他們並不在乎真相；真理是非屈從於利害盤算，造謠抹黑與撒謊幾乎成為西方人習以為常的看待與對待世界方式。 <text:line-break/><text:line-break/>至於對生命的憐憫與尊敬，更像一場笑話；隨著過去二十多年來一連串侵略戰爭數千萬人的傷亡、上億人的流離失所之真相的逐一揭露，西方社會非但沒有一絲憤怒、懺悔、羞愧與反省，反倒益發囂張跋扈，視他人性命如無物。 <text:line-break/><text:line-break/>這幾年常感覺自己跟維根斯坦似乎走得更近，彷彿他就是我，我就是他，而我所熟悉的那套徹底抽離現實的西方哲學，難道就真如維根斯坦所說，只是一番艱澀蒼白毫無意義的智力賣弄？「如果邏輯無法使你成為一個好人，邏輯何用？」就像一個下棋高手，如果棋藝無法使你成為一個更好的人，棋藝何用？ <text:line-break/></text:p>
      <text:p text:style-name="P2">鄭豐遠   |  2020.11.23 18:47   |   <text:a xlink:type="simple" xlink:href="http://palinfo.habago.org/Entry?Command=Information_PrintForum&amp;iPage=1#FORUM40108"><text:span text:style-name="T1">#</text:span></text:a></text:p>
      <text:p text:style-name="P4"><text:a xlink:type="simple" xlink:href="https://www.guancha.cn/politics/2020_11_23_572358.shtml"><text:span text:style-name="T2">https://www.guancha.cn/politics/2020_11_23_572358.shtml</text:span></text:a><text:s/><text:line-break/>贵州全省66个贫困县实现脱贫摘帽，全国832个国家级贫困县全部摘帽 <text:line-break/><text:line-break/>来源：观察者网 <text:line-break/>最后更新: 2020-11-23 17:01:12 <text:line-break/><text:line-break/>23日下午，贵州省政府新闻办召开发布会，宣布经省脱贫攻坚领导小组会议审定，紫云县、纳雍县、威宁县、赫章县、沿河县、榕江县、从江县、晴隆县、望谟县等9个县退出贫困县序列。至此，贵州全省66个贫困县全部实现脱贫摘帽。 <text:line-break/><text:line-break/>而随着贵州整体脱贫，我国832个国家级贫困县全部脱贫摘帽。 <text:line-break/><text:line-break/>2014年12月，国务院扶贫开发领导小组办公室（国务院扶贫办）官网发布全国832个国家级贫困县名单（文末见名单）。 <text:line-break/><text:line-break/>而我国全国县级行政区为2800多个，也就是说全国近1/3为国家级贫困县，任务之重可见一斑。 <text:line-break/><text:line-break/>该名单涉及22个省区市。其中，贫困县覆盖率最高的是西藏，全区74个县都是贫困县。当时，全国贫困县的面积总和占国土面积一半，全国大约每三个县中就有一个是贫困县。 <text:line-break/><text:line-break/>从2016年开始，我国贫困县逐年脱贫，退出数量在2019年达到峰值。 <text:line-break/><text:line-break/>连续7年来，我国每年减贫人口都在1000万人以上，贫困人口从2012年底的9899万人减至2019年底的551万人，贫困发生率从10.2%降至0.6%。 <text:line-break/><text:line-break/>截至2019年底，还剩7个省市区（包括广西、四川、贵州、云南、甘肃、宁夏、新疆）52个国家级贫困县未摘帽。 <text:line-break/><text:line-break/>为此，今年2月，国务院扶贫办印发《关于开展挂牌督战工作的指导意见的通知》，对2019年底未摘帽的52个贫困县实施挂牌督战。 <text:line-break/><text:line-break/>根据《通知》，督战工作围绕“两不愁三保障”“责任落实、政策落实、工作落实”和“精准识别、精准帮扶、精准退出”等要求，重点督战五项内容： <text:line-break/><text:line-break/>一是义务教育、基本医疗、住房安全和饮水安全保障情况； <text:line-break/><text:line-break/>二是贫困家庭劳动力新增转移就业情况、公益岗位新增就业情况、无劳动能力家庭兜底保障情况等； <text:line-break/><text:line-break/>三是易地扶贫搬迁入住和后续帮扶措施落实情况； <text:line-break/><text:line-break/>四是不稳定脱贫户和边缘户的动态监测和帮扶情况； <text:line-break/><text:line-break/>五是中央专项巡视“回头看”、2019年扶贫成效考核以及各地“大排查”等发现问题整改情况。 <text:line-break/><text:line-break/>对于具体的脱贫措施和阶段性成绩，今年5月18日，国务院扶贫办主任刘永富曾介绍： <text:line-break/><text:line-break/>对这些挂牌的县，中央财政和省级财政加大了投入，仅中央和省级财政对这52个贫困县就投入了308亿元资金，各省对1000多个村在扶贫资金上也给予了倾斜。 <text:line-break/><text:line-break/>今年4月8日，民营企业得知还有1000多个村国家在挂牌督战，有31家企业提出，每个企业帮扶一个贫困村。倡议发出以后，得到了民营企业和社会组织的广泛响应，有833个民营企业、228个社会组织报名参加。 <text:line-break/><text:line-break/>挂牌督战已经有一些效果，比如外出务工的贫困劳动力，挂牌督战县已经达到了去年总数的102%，高于全国7个百分点。我国在劳务输出的过程中，进行“点对点”输出，在疫情情况下，挂牌督战县输出了10.5万人。所有的帮扶干部今年春节没有回家，都驻在村里做挂牌督战的工作，确保今年能够完成任务，总体进展是顺利的。</text:p>
      <text:p text:style-name="P2">鄭豐遠   |  2020.11.23 14:24   |   <text:a xlink:type="simple" xlink:href="http://palinfo.habago.org/Entry?Command=Information_PrintForum&amp;iPage=1#FORUM40107"><text:span text:style-name="T1">#</text:span></text:a></text:p>
      <text:p text:style-name="P3">澳洲這個國家，我沒辦法對之產生敬意。</text:p>
      <text:p text:style-name="P2">孫從輔   |  2020.11.23 06:22   |   <text:a xlink:type="simple" xlink:href="http://palinfo.habago.org/Entry?Command=Information_PrintForum&amp;iPage=1#FORUM40106"><text:span text:style-name="T1">#</text:span></text:a></text:p>
      <text:p text:style-name="P4">澳洲軍人濫殺平民，這裡有更完整的影片 <text:line-break/><text:line-break/><text:a xlink:type="simple" xlink:href="https://youtu.be/-GPplTKCYpQ?t=2202"><text:span text:style-name="T2">https://youtu.be/-GPplTKCYpQ?t=2202</text:span></text:a><text:s/><text:line-break/><text:line-break/>影片中的士兵在殺人前連說三遍 "Do you want me to drop this cunt?" <text:line-break/><text:line-break/>就我理解，這句話的意思是 "你要我幹掉這個賤貨嗎?"，而不是"要不要放過這個人"。 <text:line-break/><text:line-break/>新華社的報導中引用調查報告說「一些低級別士兵被迫射殺一名戰俘，從而“首次殺人”。那些涉事士兵把這一伎倆稱為“見血”。為瞞天過海，一些士兵在無辜喪命的阿富汗平民遺體旁擺放武器、無線電設備或手榴彈，以製造死者曾經是敵人的假象。」可知澳洲軍隊濫殺平民是普遍現象，是士兵戰場上訓練的一部分。 <text:line-break/><text:line-break/>另外澳洲總理致電阿富汗總統“就一些澳大利亞士兵的不當行為表達最深的悲痛”(expressed his deepest sorrow over the misconduct by some Australian troops in Afghanistan)，也是夠可恥的，為什麼不就平民的死亡表示悲痛呢? 為什麼把戰爭罪輕描成不當行為呢? 為什麼不直指那些讓士兵上戰場的政客精英權貴等真正的戰犯呢? <text:line-break/><text:line-break/>// <text:line-break/><text:line-break/>新華社：澳大利亞公佈駐阿富汗部隊罪行調查報告 <text:line-break/><text:a xlink:type="simple" xlink:href="http://www.xinhuanet.com/world/2020-11/20/c_1210894070.htm"><text:span text:style-name="T2">http://www.xinhuanet.com/world/2020-11/20/c_1210894070.htm</text:span></text:a><text:s/></text:p>
      <text:p text:style-name="P2">陳真   |  2020.11.22 01:31   |   <text:a xlink:type="simple" xlink:href="http://palinfo.habago.org/Entry?Command=Information_PrintForum&amp;iPage=1#FORUM40105"><text:span text:style-name="T1">#</text:span></text:a></text:p>
      <text:p text:style-name="P3">我們的英雄－韓國瑜： <text:line-break/><text:line-break/><text:a xlink:type="simple" xlink:href="https://bit.ly/36Wa6KH"><text:span text:style-name="T2">https://bit.ly/36Wa6KH</text:span></text:a><text:s/><text:line-break/><text:line-break/>韓粉們現身吧！感謝明天(11月22日)走上街頭的人。但還是那句老話，台灣真正的敵人在內湖的AIT，美國才是禍害這塊島嶼的元凶，其他只是狗而已；要包圍，拜託去包圍AIT，那裏才是決策中心，美國在台軍政府的所在地。</text:p>
      <text:p text:style-name="P2">陳真   |  2020.11.21 19:53   |   <text:a xlink:type="simple" xlink:href="http://palinfo.habago.org/Entry?Command=Information_PrintForum&amp;iPage=1#FORUM40104"><text:span text:style-name="T1">#</text:span></text:a></text:p>
      <text:p text:style-name="P4">毒豬啟示錄(十一)：敵人在內湖，不在凱道 <text:line-break/><text:line-break/>陳真 <text:line-break/><text:line-break/>2020.11.21. <text:line-break/><text:line-break/><text:line-break/>有些朋友邀我明天北上參加反萊豬示威遊行，但我住高雄，來回一趟很花錢，所以不會去。 <text:line-break/><text:line-break/>而且，我認為，要抗議應該去包圍AIT, 他們才是台灣人的統治者，台灣人的太上皇，他們才是台灣一切惡行的始作俑者，進口萊豬如此，關中天也一樣，總督府在內湖，不在凱道。抗議人渣黨這些走狗只是抬舉了他們。狗不會有決策權。 <text:line-break/><text:line-break/>但是很奇怪，不管美國人如何惡劣，台灣人的整個思維始終都還是侷限在島內藍綠鬥爭，看到美國人就跪下來舔，完全忽略AIT或者正確地說CIA才是我們的真正敵人與鬥爭對象。 <text:line-break/><text:line-break/>哪天假設國民黨又上台，還不是一樣也是當狗。跟狗抗議是搞不清狀況的，自我貶低的。敵人在內湖，不在什麼凱道。 <text:line-break/><text:line-break/>如果有幾萬人去把AIT團團包圍，圍個三天，台灣人的命運也許就有可能有一點改變。</text:p>
      <text:p text:style-name="P2">怡靜   |  2020.11.21 18:17   |   <text:a xlink:type="simple" xlink:href="http://palinfo.habago.org/Entry?Command=Information_PrintForum&amp;iPage=1#FORUM40103"><text:span text:style-name="T1">#</text:span></text:a></text:p>
      <text:p text:style-name="P3">底下轉貼@帝吧官微的微博和視頻，回應效禹轉載的澳洲軍人濫殺無辜的新聞。有時夜深人靜睡不著，想起這些人間慘事，不禁悲憤中來，我常在想真有神的存在嗎? <text:line-break/><text:line-break/>歐巴馬這個戰犯最近又出了回憶錄，還取了個很噁心的書名，估計會為他賺來上百萬美元，而阿桑吉這個掲發歐巴馬政權在利比亞，敘利亞，業門等犯下戰爭罪行的英雄卻可能面臨175年的牢獄之災。 <text:line-break/><text:line-break/>============ <text:line-break/>可憐的阿富汗農民照看自家麥地，被澳大利亞士兵放狗咬倒在地，隨後三槍送走，這跟鬼子進村掃蕩有什麽區別？視頻中，澳軍士兵指著被軍犬撲倒的男子詢問指揮官，“要不要放過這個人”，隨後便連開三槍，期間他們沒有遭遇任何敵對行為。在阿富汗戰爭期間，澳大利亞特種部隊在非戰鬥狀態下以“割喉”等方式殘殺至少39名阿富汗平民。澳媒甚至開脫稱“我們殺平民有什麽錯？士兵本來就是要殺人的” 。 <text:line-break/><text:line-break/><text:a xlink:type="simple" xlink:href="https://video.weibo.com/show?fid=1034:4573346126299173"><text:span text:style-name="T2">https://video.weibo.com/show?fid=1034:4573346126299173</text:span></text:a></text:p>
      <text:p text:style-name="P2">陳真   |  2020.11.21 02:15   |   <text:a xlink:type="simple" xlink:href="http://palinfo.habago.org/Entry?Command=Information_PrintForum&amp;iPage=1#FORUM40102"><text:span text:style-name="T1">#</text:span></text:a></text:p>
      <text:p text:style-name="P4">毒豬啟示錄(十)：誰來教教林慶順教授如何討論？ <text:line-break/><text:line-break/>陳真 <text:line-break/><text:line-break/>2020. 11. 21. <text:line-break/><text:line-break/><text:line-break/>朋友傳來林慶順教授的「回應」如下： <text:line-break/><text:line-break/><text:a xlink:type="simple" xlink:href="https://bit.ly/35TczXj"><text:span text:style-name="T2">https://bit.ly/35TczXj</text:span></text:a><text:s/><text:line-break/><text:line-break/>他是在「回應」我寫的這一篇： <text:line-break/><text:line-break/>《毒豬啟示錄 (七)：不吃萊豬是很可恥很荒唐的一種要求嗎？》 <text:line-break/><text:line-break/><text:a xlink:type="simple" xlink:href="https://bit.ly/3kPSs00"><text:span text:style-name="T2">https://bit.ly/3kPSs00</text:span></text:a><text:s/><text:line-break/><text:line-break/>另外，也請參酌這兩篇： <text:line-break/><text:line-break/>《毒豬啟示錄 (八)：蘇正德教授知道自己在說什麼嗎？》 <text:line-break/><text:line-break/><text:a xlink:type="simple" xlink:href="https://bit.ly/3nMb3Mn"><text:span text:style-name="T2">https://bit.ly/3nMb3Mn</text:span></text:a><text:s/><text:line-break/><text:line-break/>《毒豬啟示錄(九)：給蘇正德教授做點健康風險衛教》 <text:line-break/><text:line-break/><text:a xlink:type="simple" xlink:href="https://bit.ly/3fgvWMV"><text:span text:style-name="T2">https://bit.ly/3fgvWMV</text:span></text:a><text:s/><text:line-break/><text:line-break/>林教授的「回應」我沒細看，因為基本上就是一篇抹黑文，除了嘆息，你還能跟他討論什麼？ <text:line-break/><text:line-break/>自從有了網路之後，我對人性的某些面向方才有了一些理解，常感失望。 <text:line-break/><text:line-break/>在網路出現之前，我的整個生活，包括大學生活、黨外經歷以及各種社運活動，各方朋友成千上萬，但我平常生活所接觸的、共同相處的，絕大多數是農民和工人，知識份子相對十分稀少。我對農、工等所謂基層人士，充滿仰慕之情，單純、隨和、勇敢、無私、熱情與善良，他們讓我看見一種充滿人性至善的世界。 <text:line-break/><text:line-break/>另一方面，一碰到所謂菁英，我就四肢冒冷汗，就好像兔子遇到獵人那樣一種恐怖感，只想逃之夭夭。為什麼呢？因為菁英們實在太「精緻」了。而我始終是個粗人，不裝蒜，懂說懂，不懂說不懂，一說一，二說二，對於是非善惡，該怎麼辦就怎麼辦，沒有太多彎彎曲曲的顧慮與利害盤算，更不會窩囊猥瑣。但是，不管是學界、醫界或各種菁英界，卻通常不是這樣，心思猥瑣複雜，充滿虛榮，很沒出息，品性更是令人難以恭維。 <text:line-break/><text:line-break/>網路出現之後，在這個言語如花的世界裏頭，菁英出沒，四處橫行，農民、工人相當稀少，多得是舞文弄墨或愛好論述者，於是我彷彿方才真正認識了人性，原來一不再是一，二也不一定是二，得看時機風向，得看利害得失，得看顏色大小來決定。而且，稍有思想得罪，往往就是不共戴天之仇。 <text:line-break/><text:line-break/>閒言表過，回到林慶順教授的這篇「回應」，除了哀嘆，你還能說什麼？這像是在討論事情嗎？ <text:line-break/><text:line-break/>對於任何想法或說法的錯誤或缺失，我們理當盡力指出其疏漏謬誤，打擊得越狠越好，管他是誰，根本不用客氣；在真理面前，「誰」根本不重要。你要是真有本事，最好能把對方的錯誤打擊得一文不值，不應該因為人情或人際關係而故意在知識與概念及是非對錯上放水。 <text:line-break/><text:line-break/>但我發現，絕大多數人並非如此，他們往往缺乏論理說事的思索能力，卻又意見非常多，並且熱衷於抹黑對方，毀滅其人格，彷彿只要把對方抹黑了，也就贏得了真理似的，非常低能，很沒出息。</text:p>
      <text:p text:style-name="P2">效禹   |  2020.11.20 12:55   |   <text:a xlink:type="simple" xlink:href="http://palinfo.habago.org/Entry?Command=Information_PrintForum&amp;iPage=1#FORUM40101"><text:span text:style-name="T1">#</text:span></text:a></text:p>
      <text:p text:style-name="P3">2020.11.19 德國之聲中文網 <text:line-break/><text:a xlink:type="simple" xlink:href="https://p.dw.com/p/3lXvA"><text:span text:style-name="T2">https://p.dw.com/p/3lXvA</text:span></text:a><text:s/><text:line-break/><text:line-break/>澳大利亞為其阿富汗戰爭罪行道歉 <text:line-break/><text:line-break/>以下節錄： <text:line-break/><text:line-break/>一份調查報告揭示了澳大利亞士兵在阿富汗執行任務期間的嚴重不軌行為，並建議對特種部隊相關人員提起刑事訴訟。 <text:line-break/><text:line-break/>澳大利亞國防軍總司令安格斯·坎貝爾（ Angus Campbell）公開了一份駐阿富汗澳大利亞士兵行為的調查報告，證實澳大利亞士兵在阿富汗戰爭期間"非法"殺害了至少39名囚犯或平民。坎貝爾說，調查報告發現駐阿澳大利亞士兵中曾充斥著一種"以自我為中心的武士文化"的"可恥行為",這是對軍事行為和職業價值觀的"最嚴重的違背"。 <text:line-break/><text:line-break/>澳大利亞軍方總監察長辦公室花費了4年時間，對2005年至2016年期間駐阿澳大利亞士兵的至少55起非法殺戮和違反國際戰爭法案件展開了調查，聽取了400多名證人的證詞......據稱，一名6歲男孩在一次入室搜查中被殺害......第一起非法殺戮案發生在2009年，其它大部分案件發生在2012年和2013年。 <text:line-break/><text:line-break/>2001年"9-11"恐怖襲擊事件發生後，澳大利亞曾向阿富汗派遣了2.6萬多名士兵與美軍並肩作戰，打擊塔利班和基地組織等伊斯蘭民兵。2013年，澳大利亞從興都庫什撤軍。 <text:line-break/><text:line-break/>-- <text:line-break/>這份調查報告算是作實了澳洲特種兵配合美國侵略阿富汗等種種違反戰爭法、反人類行為的惡行，有紀錄可查的尚且如此，況乎那些背地裡發生的。</text:p>
      <text:p text:style-name="P2">陳真   |  2020.11.19 11:35   |   <text:a xlink:type="simple" xlink:href="http://palinfo.habago.org/Entry?Command=Information_PrintForum&amp;iPage=1#FORUM40100"><text:span text:style-name="T1">#</text:span></text:a></text:p>
      <text:p text:style-name="P4">毒豬啟示錄(九)：給蘇正德教授做點健康風險衛教 <text:line-break/><text:line-break/>陳真 <text:line-break/><text:line-break/>2020. 11. 19. <text:line-break/><text:line-break/><text:line-break/>很多醫師懶得講解藥物，但在臨床上，我一般都會花點時間跟病人衛教藥物副作用與藥理機轉的問題。為什麼呢？因為，藥是我在開，吃卻是病人在吃，風險由他負，不是我來擔。因此，我得把可能的正反面影響說清楚，我總不能只說藥物有多棒。 <text:line-break/><text:line-break/>另一方面，當病人清楚了解藥物的利弊得失之後，他通常也會比較安心，比較願意好好吃藥。藥物服從性的提高，通常也有助於病情的改善。因此，講解藥物作用機轉與正反影響，於是也就成為治療的一部份。 <text:line-break/><text:line-break/>如果你攤開藥物的仿單來看，往往會嚇一大跳！天啊！副作用或各種可怕的交互作用琳瑯滿目。這時候，衛教時間就來了。你得讓病人知道如何判斷每一種副作用的發生機率與可能的風險。很多副作用，我當了三十年的醫師從未見過，發生機率非常低。有些副作用卻很常見。仿單上不可能寫得太詳細。因此，讓病人理解藥物的作用與副作用之生化機轉與機率，於是就成為醫生的責任。 <text:line-break/><text:line-break/>很多病人會很納悶，「怎麼那麼多副作用？怎麼那麼可怕？我病都還沒好，恐怕就先吃藥吃出一身病來。」確實有可能這樣沒錯。藥物不是好東西，我們之所以吃藥乃是不得已，沒有人吃藥是為了好玩或好吃。因此，拿捏藥物作用與副作用之間的利弊得失，就成為一種風險考量的問題。 <text:line-break/><text:line-break/>有些時候，連我身為病人的醫師，我都很難抉擇藥物該吃或不吃以及如何吃法。到最後，我通常會告訴病人說「如果我是你，或是如果你是我的家屬，我會做出什麼樣的用藥決定」，意思是說，我的決定在客觀上或實際後果的表現上不一定是最好的，但它必然是我「認為」最好的決定，我不可能故意要害你，也不可能對你的健康不當一回事。 <text:line-break/><text:line-break/>有些時候，面對用藥風險的判斷與抉擇的困難其實並不存在，那我就會跟病人說，你就聽我的準沒錯。比方說，有些副作用幾乎是百萬中僅一，非常罕見，雖然後果嚴重，但發生的機率卻很低。而且，有些嚴重的副作用有其前兆，或可透過抽血檢驗特定項目來提前預防，或是可逆的，因此也就不用太擔心。萬一發生，再來停藥或減藥就行。 <text:line-break/><text:line-break/>也許你會說，既然是很罕見的副作用，幹嘛要寫出來嚇人？當然要寫出來啊，哪怕只是百萬分之一的機率或世上僅有極少數的案例，藥物彷單上還是得寫出來。這類較為罕見的副作用，往往不發生則已，一旦發生，通常後果很嚴重，豈可不讓病人知道？你要讓他知道，他才有可能在發生問題的第一時間立即察覺而能及時停藥。 <text:line-break/><text:line-break/>我之所以講這些是想說， 吃藥跟吃肉畢竟不一樣。吃藥是不得已的特殊狀況，但吃肉吃菜卻是生活例行常態；就連吃藥這樣一種特殊狀況都應該再三謹慎，更何況是天天三餐都可能吃到的豬肉，傷害豈不是更大？ <text:line-break/><text:line-break/>我們都有權拒絕高風險用藥，難道你我沒有權力拒絕高風險食物裏頭的有害添加物，難道就由從中獲取暴利者來決定要你吃，你就必須吃？難道就只因為某些傷害的主要擴及範圍只限於少數族群，例如兒童或孕婦或心血管與肝腎疾病或三高患者，就說這問題不嚴重？就要這些所謂「少數人」陪葬？「少數人」就不是人、不是一條生命嗎？抑或是難道就只因為某些重大傷害的發生機率也許不高，就故意掩飾真相或禁止有人對之提出示警？這樣的心態是對的嗎？是科學的嗎？是理性的嗎？ <text:line-break/><text:line-break/>製造萊克多巴胺的跨國製藥公司禮來藥廠 (Eli Lilly and Company) 之旗下子公司Elanco，被視為禮來獲取暴利的金雞母，就曾經因為故意隱瞞萊劑的危害風險數據而遭到美國FDA的處罰。相關前科不只一次，比方說，2014年，禮來公司就曾因為惡意隱瞞某一糖尿病用藥之罹患膀胱癌風險，而被美國法院判決支付高達兩千億元台幣的罰款。 <text:line-break/><text:line-break/>那個藥叫做Actos。研究者以一群大白鼠做實驗，發現服藥一年後，罹癌風險大增，引起全球關注。事件發生後，法國與德國等一些歐洲國家立即下架此藥，美國則要求在仿單上加註警語。目前台灣還在使用這藥，有些醫院並無致癌警語。為什麼呢？因為後來有一項長期追蹤研究發現，罹癌風險並無增加。但是，歐盟藥品管理局除了依然要求加註警語之外，更提醒醫師在開立這藥物給老年人糖尿病患者時，務必考量其潛在致癌風險。 <text:line-break/><text:line-break/>我之所以講這些，是要說：即便只是特定極少數人所使用的一項藥物，究竟有無致癌風險其實並無定論，臨床上尚且如此小心謹慎，如臨大敵。為何幾乎每個人每天吃的豬肉裏頭添加一個全世界一百六十多個國家 (包括台灣) 禁止使用、禁止給動物吃的非法藥物，卻居然可以給人吃？提出健康風險警告者，卻反而得遭受各方的抹黑、羞辱、威脅與攻擊，它媽的天底下有這種道理？ <text:line-break/><text:line-break/>後記： <text:line-break/><text:line-break/>說點題外話。這事我曾提過。二十七年前 (1993年)，我通過精神科專科醫師考試，旋即跟精神醫學會及一些精神醫學界的所謂大老們槓上，原因跟某家藥廠公司有關。年代久遠，我忘了那間藥廠是不是就是禮來，總之，某家藥廠當年居然透過精神醫學會發出一份公文，邀請每個精神科醫師攜家帶眷東部幾日遊，包吃包住，完全免費。 <text:line-break/><text:line-break/>我覺得很荒唐，藥廠怎麼可以圖利醫師？而且還如此公然為之。於是我就在精神醫學會提案，要求大會討論這樣一種利益輸送的行徑是否合理。醫學會當年的某位大老，用盡卑劣方法與手段，包括抹黑與利誘，要我放棄提案。我堅決不肯，畢竟我已經夠溫和夠客氣了，我只不過是提案希望大家討論，看能不能提出一些倫理規範，來規範藥廠與醫師之間的不當利益輸送。 <text:line-break/><text:line-break/>我的堅持，給我帶來很大的折磨與報復，前後長達一兩年，非常痛苦。但我當下表明，這些長年不當利益輸送的醫界老問題，不可能再繼續掩蓋下去；藥廠招待醫師吃喝玩樂或舉家國內外旅遊只是小意思，其它還有各種回扣與紅包，以及「假研究真賄賂」，以學術研究之名，巧立名目，設立各種帳戶，拐好幾個彎避人耳目，進行各種常態性的賄賂；甚至我還聽說有性招待，免費招待醫師開房間玩女人，藥商埋單。 <text:line-break/><text:line-break/>我指的這些荒唐事不是禮來，而是某種普遍性，在醫界和藥商之間，大家心照不宣的一種長期利益輸送常態。 <text:line-break/><text:line-break/>因此，我跟精神醫學會表明，我都已經採用這麼溫和客氣的作法了，你們如果還要阻擋我提案，我就對外召開記者會，讓社會大眾來仲裁，看看藥商招待醫師免費旅遊這樣的事應不應該繼續存在。 <text:line-break/><text:line-break/>後來，我終於成功提案，但是會員大會那一天，我才知道我這案子被技術性封殺，故意安排在最後一個議程，那時候幾乎人都已經全走光了。我站起來面對空空蕩蕩的會議廳，像在自言自語那樣，對著空氣訴說醫生與藥廠之間應該保持利益中立與透明。 <text:line-break/><text:line-break/>底下有一篇文章，「上下游News &amp;; Market」記者汪文豪2012年寫的，寫得很好，我把它貼在下面，懇請細讀，讀完之後你也許就會明白更多有關萊劑與萊豬萊牛進口的真相。 <text:line-break/><text:line-break/>===================== <text:line-break/><text:line-break/>大揭秘！培林不老實，美國FDA警告現端倪 <text:line-break/><text:line-break/>出處：<text:a xlink:type="simple" xlink:href="https://bit.ly/3pIHZHu"><text:span text:style-name="T2">https://bit.ly/3pIHZHu</text:span></text:a><text:s/><text:line-break/><text:line-break/>上下游記者汪文豪 <text:line-break/><text:line-break/>2012 年 02 月 20 日 <text:line-break/><text:line-break/>上下游新聞市集日前在「瘦肉精為何讓人不放心？」一文中，曾提及透過政治遊說，萊克多巴胺獲得美國FDA核准廣泛用於美國畜牧業後，美國貿易官員著眼於其他國家的畜牧市場，開始為培林、OPTAFLEXX等商品以及使用瘦肉精的美牛、美豬開拓國外商機。 <text:line-break/><text:line-break/>第一步就是要求Codex為萊克多巴胺制訂全球通用的安全殘留標準，因為此舉有助於美國政府藉由WTO的貿易爭端機制，突破其他國家對於萊克多巴胺的禁令。 <text:line-break/><text:line-break/>這樣的過程，可以用現代版的「黑船事件」來比喻。「黑船事件」最早是指十九世紀中葉，美國為了打開日本門戶進行貿易，以船堅砲利為後盾，派遣塗裝為黑色的海軍艦隊強行駛入江戶，要求日方簽下不平等條約，開放對外貿易。如今，21世紀版本的「黑船事件」雖然不再用船堅砲利，卻以操縱國際經貿法律的手段，要求其他國家洞開市場。然而，是什麼力量驅動著美國政府？答案是跨國藥廠的利益！ <text:line-break/><text:line-break/>動物用藥，被視為美國藥廠的搖錢樹 <text:line-break/><text:line-break/>造成台灣上演「美牛風暴」的瘦肉精萊克多巴胺，原本是美國禮來大藥廠研發用來治療人類氣喘的藥物。這家總部設在美國Indianapolis的跨國製藥公司，以生產治療抗憂鬱、糖尿病與性功能障礙等藥物聞名，其中最令大家印象深刻的藥品就是壯陽藥「犀利士」。由於製藥工業競爭激烈，治療人類疾病的藥品市場成長日趨飽和，禮來藥廠開始將目光放在動物用藥品的開發，萊克多巴胺就是最典型的例子。 <text:line-break/><text:line-break/>根據Indianapolis Business Journal （簡稱IBJ)的報導，美國禮來藥廠旗下的動物用藥公司Elanco，被視為集團的搖錢樹。禮來對動物用藥品市場何以如此樂觀？主要著眼於新興國家中產階級人口不斷增長，加速對於肉類蛋白質的需求，再加上經濟富裕，飼養寵物的家庭也越來越多，都讓禮來對於Elanco高度寄予厚望。 <text:line-break/><text:line-break/>瘦肉精培林的開發，讓美國禮來大藥廠見識全球動物用藥市場的發展潛力，積極投資Elanco (資料來源：US Pushes the World to Import Our Dodgy Meat） <text:line-break/><text:line-break/>Elanco預估到了2050年，世界人口數與亞洲中產階級對於肉類的消費量，將是現在的兩倍。看好動物用藥的前景，Elanco除了併購其他專門生產動物用藥的公司，也購買相關的專利，並且將經營重心從農場轉移到消費者餐桌上的牛排肉、雞肉、雞蛋與牛乳等產品，經營重點則在於如何改進一般農場的經營效率，降低生產成本，讓消費者享受更便宜的肉品。 <text:line-break/><text:line-break/>藥廠提供美國FDA的瘦肉精實驗數據，涉及隱瞞 <text:line-break/><text:line-break/>Elanco的銷售策略不僅僅只是研發治療動物疾病的藥品，更將重心放在如何研發生產效率高、成本低的飼料添加物。除了大家耳熟能詳的培林，Elanco還向孟山都 (Monsanto) 購入稱作 Posiliac 的 rBST (合成牛生長激素) (Recombinant Bovine Growth Hormone)。 <text:line-break/><text:line-break/>根據IBJ引述Elanco的報導，乳牛服用rBST，泌乳效率可以大幅提升，讓1頭美國乳牛的泌乳效能，相當於烏拉圭2.5頭、印度7.5頭乳牛的產乳量。因此打著提升農業生產水準與產量的訴求，Elanco正積極向其他國家，如巴西、阿根廷與中國等，推銷rBST的好處。不過與萊克多巴胺一樣，rBST的使用引發食品安全與動物福利的爭議，也受到許多國家的禁用。 <text:line-break/><text:line-break/>雖然培林、rBST(合成牛生長激素)等產品在其他國家受到抵制，但Elanco卻是以幫助消費者省錢為訴求，向沃爾瑪（Wal-Mart）等大型通路商強調，使用培林或rBST的肉品或乳品，安全無虞，更幫消費者節省荷包。Elanco計算向客戶計算，若使用培林、rBST(合成牛生長激素)養殖，每磅牛肉可節省45美分（相當1公斤節省新台幣30元）、每加侖牛乳可節省11美分（相當於每公升可節省1元）、每包乳酪絲可節省22美分。 <text:line-break/><text:line-break/>雖然Elanco不斷宣揚自行開發的生物科技成就，可以帶給消費者更便宜、更安全的食物來源時，但一位長期關注美國食品藥物安全的作家Martha Rosenberg根據資訊公開法案取得FDA的內部文件，發現FDA曾對Elanco Animal Health發出內容長達14頁的警告，抨擊 Elanco提供給FDA的萊克多巴胺動物實驗數據資料不完整，涉及隱瞞。 <text:line-break/><text:line-break/>Martha Rosenberg懷疑，萊克多巴胺是在開發做為治療氣喘的人體藥物過程中，被發現對心血管疾病患者有副作用，才未核准上市。但從人體禁用藥品成為可以安全使用的動物飼料，Martha Rosenberg認為是Elanco向美國FDA政治遊說的結果。 <text:line-break/><text:line-break/>瘦肉精，把消費者當作不知情的實驗白老鼠 <text:line-break/><text:line-break/>Martha Rosenberg認為，因為Elanco向美國FDA遊說的結果，雖然萊克多巴胺與rBST對於人類食品安全與動物福利造成眾多負面影響，但美國FDA依舊核准上市。Martha抨擊「儘管瘦肉精會如 rBST 一樣造成大量的家畜因此死亡或是殘疾，它卻有利可圖」、「消費者就像是實驗白老鼠一樣，幫忙企業進行實驗及賺取利潤，而且權利也遭到食品安全檢驗局漠視」、「Elanco可以運作FDA，不必要求在產品上標示使用瘦肉精或是rBST」。 <text:line-break/><text:line-break/>透過Martha的報導，上下游記者找到當初美國FDA發給Elanco警告函。警告函是於2002年，也就是培林於1999年核准上市後的第三年發出。內容除了指出Elanco在還未取得FDA的同意前，即讓培林上市；Elanco未遵守cGMPs（優良生產規範）、也未對員工進行教育訓練；Elanco提給官方的實驗數據與實際上有非常大的落差，尤其是Elanco原本宣稱培林對豬隻不會造成急性不良反應，但事實上，Elanco接到許多各地農民、獸醫來電反映「動物開始倒下並且顫抖」，以及「豬隻吃下培林之後就開始嘔吐」的陳述，但這些資訊都沒有對FDA回報，涉及隱瞞。 <text:line-break/><text:line-break/>檢視警告函內容，摘要幾則來電陳述如下：Animals are down and shaking. （動物開始倒下並且顫抖）；nutritionist said they had done some experiments and were finding a 10% death loss ? not recommending it to customer　（營養師說他們進行實驗，發現培林造成10%左右的死亡率，不推薦使用）；Will the pigs ‘fall apart’ after they have been on Paylean for about 4 weeks　（豬隻服用培林4周後，出現「散骨」的現象） <text:line-break/><text:line-break/>揭露政治遊說，拒用全民健康交換經貿利益 <text:line-break/><text:line-break/>Martha質疑，即使美國FDA於2002年發現萊克多巴胺對動物有這麼多問題，Elanco又對政府涉及欺瞞，但還是於2003年核准用於牛隻的瘦肉精Optaflexx上市 ，以及於2008年核准用於火雞的Tomax上市，這當中勢必有政治遊說的因素在內。 <text:line-break/><text:line-break/>政府與其監控人民理性的訴求，何不將氣力用在監督進口肉品的安全，為國人健康把關？ <text:line-break/><text:line-break/>如前所提，透過政治遊說，萊克多巴胺獲得美國FDA核准廣泛用於美國畜牧業後，美國貿易官員著眼於其他國家的畜牧市場，開始為培林、OPTAFLEXX等商品以及使用瘦肉精的美牛、美豬開拓國外商機。而透過要求Codex為萊克多巴胺制訂全球通用的安全殘留標準，不但有助於美國畜牧業開拓海外市場，也有助於Elanco藥品的銷售。台灣即是培林在亞洲叩關的一個點。 <text:line-break/><text:line-break/>在台灣於2002年加入WTO之前，根據農委會動植物防疫檢疫局的報告顯示，Elanco早於2001年4月為萊克多巴胺提出含藥物飼料添加物的檢驗登記申請，期間依規定進行5次審查會議，並完成背景資料、藥物動力學、毒理安全、效果及安定性等試驗技術資料審查，殘留試驗也提交完備資料。後因2006年前後中國發生消費者食用殘留高劑量瘦肉精「克崙特羅」中毒的事件發生，防檢局於2006年10月公告萊克多巴胺、克崙特羅等四種乙型受體素為禁藥。 <text:line-break/><text:line-break/>據悉，當農委會防檢局宣告萊克多巴胺為禁藥時，美國農業部曾表達關切。隨後2007年8月，農委會和衛生署同時預告解禁萊克多巴胺及訂定殘留容許量（ＭＲＬ），但因國內豬農強烈抗議，因此取消預告，仍維持「禁藥」及「零檢出」公告至今。 <text:line-break/><text:line-break/>在昨天（2/21）召開的行政院「食品藥品安全專案會報」技術諮詢小組第二次會議後，台灣動物科技研究所長楊平政對於國外文獻與國內試驗結果，反映豬隻食用培林會出現倒臥、喘息、不良於行等現象，解讀為「因為肉長得多、體重變重，所以站不起來」。衛生署食品藥物管理局長康照洲也解釋，除非一次吃下500公斤帶有萊克多巴胺的肉品，人才會心悸，來說明人體攝入萊克多巴胺所造成的風險極低。 <text:line-break/><text:line-break/>農委會、防檢局、衛生署食品藥物管理局與台大獸醫學院詹東榮教授與財團法人動物科學研究所楊平政所長出席記者會，強調針對萊克多巴胺案並無預設立場，並說明依現有官方蒐集的資訊顯示，人體攝入殘留萊克多巴胺肉品而中毒的風險極低。 <text:line-break/><text:line-break/>但是，對照美國FDA給Elanco的警告信函內容所呈現的真相，以及了解討論解禁瘦肉精萊克多巴胺的背後，其實代表跨國大藥廠Elanco的商業利益，全民不但無法接受用國民健康交換經貿利益，官方更應切勿將此演變成為台灣版的「黑船事件」。 <text:line-break/><text:line-break/>參考資料 <text:line-break/><text:line-break/>US FDA Waring Letter : Elanco Animal Health 12-Sep-02 <text:line-break/><text:line-break/>Martha Rosenberg:Why Has the FDA Allowed a Drug Marked ‘Not Safe for Use in Humans’ to Be Fed to Livestock Right Before Slaughter? <text:line-break/><text:line-break/>IBJ NEWS : Lilly hopes Elanco unit becomes a cash cow</text:p>
      <text:p text:style-name="P2">許世勤   |  2020.11.19 09:01   |   <text:a xlink:type="simple" xlink:href="http://palinfo.habago.org/Entry?Command=Information_PrintForum&amp;iPage=1#FORUM40099"><text:span text:style-name="T1">#</text:span></text:a></text:p>
      <text:p text:style-name="P3">睜眼說瞎話這門功夫，算是作為一名「教授」的必修課程。 <text:line-break/>一套理論或想法，如果由一般人提出，可能會被為數不少的「專家學者」羞辱， <text:line-break/>即便平時他們在教學時多麼強調「邏輯性」在判斷與解釋上的重要性。 <text:line-break/>但如果今天同一套理論或想法，由一個「大頭」提出， <text:line-break/>許多「專家學者」就會立馬狂讚「高明」。 <text:line-break/>說真的，學術界這種例子俯拾即是，更不用說已經有特定立場的「學者」。 <text:line-break/>今天如果是馬政府決定進口「萊豬」，這位蘇教授一定會拿出各種數據證明這是「毒害人民」， <text:line-break/>「馬英九要抓去關」彷彿找到一支可以好好棒打政敵的狼牙棒而興奮不已。 <text:line-break/>在所謂的學術界，說話到底對不對，經常不是基於邏輯對不對。 <text:line-break/>身分、地位、立場將決定說出來的話的「正確性」。 <text:line-break/>學者跟許多政客或「搞運動」的很像，表面道貌岸然，滿口仁義道德跟理想主義， <text:line-break/>但他們對於權力與地位的渴求，絕對超乎你我的想像。 <text:line-break/>這跟時下流行的許多「傳武大師」一樣，嘴巴上都是功夫， <text:line-break/>上了擂台全都成了懦夫。</text:p>
      <text:p text:style-name="P2">陳真   |  2020.11.19 02:38   |   <text:a xlink:type="simple" xlink:href="http://palinfo.habago.org/Entry?Command=Information_PrintForum&amp;iPage=2#FORUM40097"><text:span text:style-name="T1">#</text:span></text:a></text:p>
      <text:p text:style-name="P3">毒豬啟示錄 (八)：蘇正德教授知道自己在說什麼嗎？ <text:line-break/><text:line-break/>陳真 <text:line-break/><text:line-break/>2020. 11. 19. <text:line-break/><text:line-break/><text:line-break/>這篇得沿續上一篇讀： <text:line-break/><text:line-break/><text:a xlink:type="simple" xlink:href="https://bit.ly/32YHr6y"><text:span text:style-name="T2">https://bit.ly/32YHr6y</text:span></text:a><text:s/><text:line-break/><text:line-break/>因為同樣在談蘇正德教授這篇文字： <text:line-break/><text:line-break/><text:a xlink:type="simple" xlink:href="https://bit.ly/3nrfOuK"><text:span text:style-name="T2">https://bit.ly/3nrfOuK</text:span></text:a><text:s/><text:line-break/><text:line-break/>我對於寫「糾正文」常感無奈，因為往往太低能。再艱難的知識或思維，總是能找到正反對應方式。但是，面對一些蠢話傻話，除了撞牆，你還能說什麼？雙方太不對等了，態度不對等，知識也不對等；對方往往只是要宣示某種「既定立場」，或是透過各種無謂的修辭造句來糟蹋人，而不是真的在意是非對錯。 <text:line-break/><text:line-break/>但我之所以還是得說說是因為，人們大多看不出蠢文；人們通常很容易被頭銜、地位或吊書袋給欺瞞。 <text:line-break/><text:line-break/>今年四月，精神醫學界有個「大」新聞，其實說大也不大，不過就只是治療精神分裂症 (中文新名稱叫做思覺失調)的藥理機轉有了所謂「突破性」的進展。日本住友製藥廠（Sunovion）的美國子公司，宣布開發出一道嶄新的、非經D2受體的治療途徑，關鍵就在於Trace amine-associated receptor 1，簡稱 TAAR1(第一型微量胺相關受器)。 <text:line-break/><text:line-break/>我不是要給大家上精神藥物學，我其實也不怎麼相信科學上動輒所謂「突破」果真能帶來什麼樣的革命性進展。從一百年前頭一次偵測記錄到腦波圖(EEG)，一直到近代的fMRI (functional Magnetic Resonance Imaging)(功能性磁振造影)，一次又一次的「突破」，直到今天，我們對於大腦卻依舊所知無幾。 <text:line-break/><text:line-break/>總之，我對於自然科學的基本態度傾向保守，缺乏興奮之情；很多所謂「突破」或「進展」，多年之後發現，其實還是在原地踏步。 <text:line-break/><text:line-break/>閒言表過，言歸正題。外行人肯定看不懂 TAAR1是什麼東西。我只是要說，TAAR1 就是蘇偉碩醫師最近所提到的一個跟萊克多巴胺有關的接受器，而這接受器恰恰也是研發新一代精神分裂症藥物的希望之所在；另外，一些足以引起類似精神分裂症狀的毒品，例如安非他命，也能激活TAAR1。 <text:line-break/><text:line-break/>當然不是說由此就能「判定」萊劑也會引起精神病。不過，如果有人反過頭來嗆說萊劑和精神病「絕對無關」，那就真的是太鬼扯蛋了，存心睜眼說瞎話，要不就是全然外行。例如蘇正德教授就是這麼說的。他甚至說，「萊克多巴胺與多巴胺根本是風馬牛不相干的兩碼子事」，還說蘇偉碩認為萊劑做為TAAR1激化劑有可能造成神經傷害，是「扯東扯西、胡說八道，無法加以置評，是本年度最大的一樁笑話」。 <text:line-break/><text:line-break/>很不可思議吧？怎麼會有人 (對自己一無所知的知識) 如此睜眼說瞎話。事實上，蘇教授脫離現實的幻想性論斷，才是「本年度最大的一樁笑話」。蘇教授的整篇文章，恰恰就是「扯東扯西、胡說八道」，除了讓人很想撞牆之外，「根本無法加以置評」。蘇教授甚至還把TAAR1給寫錯，寫成TARR1。我真懷疑蘇教授到底知不知道自己在說什麼。 <text:line-break/><text:line-break/>還是老話，你要傲慢損人沒關係，但你得有那個本事才行啊，你得指出錯誤、講出一番道理來啊，你不能只會講一大篇蠢話，卻誇說自己好高明，然後拼命羞辱別人。 <text:line-break/><text:line-break/>蘇教授透過各種修辭造句，一直要把蘇偉碩醫師形容成一個彷彿不識幾個大字的江湖術士。但是事實上，蘇教授應該要明白，對於一個醫生來說，理解這些藥理與臨床知識的困難度是零。反倒是蘇正德教授卻顯得似乎十分外行，甚至全然陌生。 <text:line-break/><text:line-break/>蘇正德教授居然還批評蘇偉碩醫師「最大的問題」是「毫無劑量－作用概念」，並且罵說，蘇偉碩醫師「身為精神科專科醫師，若開藥時完全不在意劑量，實在是件恐怖的事情」。 <text:line-break/><text:line-break/>像這樣一種很低能的批評，存心就只是想羞辱人，藉著扭曲與刻意簡化蘇醫師的各種說法來抹黑他。 <text:line-break/><text:line-break/>蘇正德教授還說蘇偉碩醫師「最大的問題是：刻意將治療氣喘的其他乙型受體素藥劑，和萊劑混為一談」。蘇教授講這些違反基本事實的傻話，他真的知道自己在說什麼嗎？萊克多巴胺當初就是打算研發做為治療氣喘的用藥。  <text:line-break/><text:line-break/>更不可思議的是，蘇教授做出結論，他說，蘇醫師批評萊劑會造成心悸、傷及胎兒、影響腦部多巴胺代謝及影響生態環境等等，乃是「完全無視於科學數據」的「胡說八道」。還說蘇醫師認為萊劑會傷害人體健康，乃是「不負責任的結論」，是「栽贓抹黑的唬爛說法」。最後，蘇教授說，蘇醫師「危言聳聽，企圖製造社會混亂」，建議司法機關把蘇醫師繩之以法。 <text:line-break/><text:line-break/>再艱難的知識或見解，你總是能提出回應。但是，面對蠢話，你就無言了，只能把蠢話照抄一遍，發出嘆息。 <text:line-break/><text:line-break/>事實上，蘇偉碩提出的各種問題，有些是可確證的，例如萊劑有害人體健康，特別會影響胎兒及心血管疾病或肝腎患者等等等 (就是因為有害健康，所以才會在絕大多數國家完全禁用，或是少數國家採取訂定「容許劑量」的作法)，有些則尚待進一步研究，例如萊劑或乙型受體素與各種重大精神疾病的關係。 <text:line-break/><text:line-break/>蘇醫師談到這些問題時，他是很明確表明各種不同的可能性與潛在風險及劑量效果的，他並沒有說所有問題與危害統統「一定是這樣」或「一定是那樣」。而且，就如蘇醫師所說，事關食安與健康(特別是幼兒的健康)，難道不是應該採取「有害推定」的原則？ <text:line-break/><text:line-break/>比方說，我宣稱發明了一種大力丸，很有效哦，每天一顆，添加在食物裏頭，又好吃又營養，吃了精神百倍哦；推廣期間，買一盒送兩盒，請認明外頭包裝有一隻哈巴狗標誌。然後呢？就這樣嗎？你敢買嗎？敢吃嗎？不需要舉證嗎？不需要證明藥效與安全性嗎？ <text:line-break/><text:line-break/>舉證的責任當然是在我身上，我得證明哈巴狗大力丸確實無害人體健康，而不光是由你來舉證，證明它確實有所危害。在搞清楚安全性之前，我們該推定它可能有害？還是推定它絕對無害？這樣一個道理，很難理解嗎？ <text:line-break/><text:line-break/>當有人發現哈巴狗大力丸已經產生或可能產生各種健康危害時，你不去禁用大力丸，怎麼反而還反過頭來抹黑、攻擊示警者呢？ <text:line-break/><text:line-break/>你可以反駁示警者的說法有哪些關於證據解讀上的過度推論，你可以反駁他對於未來潛在風險的疑慮為何是多慮，你可以反駁他的哪些研究文獻有著什麼樣的設計缺失，你可以指出他的說法哪些違反基本事實......那才叫做反駁啊，怎麼是莫名其妙自己就先認定萊劑無害，誰敢說它有害，誰就倒楣；不是抹黑你，就是說要叫警察來抓你。</text:p>
      <text:p text:style-name="P2">陳真   |  2020.11.19 02:36   |   <text:a xlink:type="simple" xlink:href="http://palinfo.habago.org/Entry?Command=Information_PrintForum&amp;iPage=2#FORUM40096"><text:span text:style-name="T1">#</text:span></text:a></text:p>
      <text:p text:style-name="P4">更正：2020. 11. 10. 我寫的那篇 "塵世以痛苦吻我"，裏頭引用的詩句"The world has kissed my soul with its pain, asking for its return in songs. 是泰戈爾寫的，不是托爾斯泰；雖然都有泰，但個性差很多。托爾斯泰沒有那麼浪漫啦。 <text:line-break/><text:line-break/>忙中有錯，麻煩若有轉載者，也請更正。也要謝謝魏福全老兄指正。 <text:line-break/><text:line-break/>我現在忙到寫字像講話，很快，不經大腦，脫鼠而出，而且寫完就貼，通常沒時間自己再看一遍。忙中必有錯，歡迎各方指正，備有哈巴狗大力丸相贈，以資答謝。</text:p>
      <text:p text:style-name="P2">陳真   |  2020.11.18 19:40   |   <text:a xlink:type="simple" xlink:href="http://palinfo.habago.org/Entry?Command=Information_PrintForum&amp;iPage=2#FORUM40095"><text:span text:style-name="T1">#</text:span></text:a></text:p>
      <text:p text:style-name="P3">太棒了！民主鬥士加油！誓死捍衛民主！ <text:line-break/><text:line-break/>不自由毋寧死，民主不能打折，人權豈可踐踏！建議祖國聯合世界各國聲討美國，並且販賣火力最強大的武器給這些民主鬥士，以一擋百，在各州發動聖戰，確保美國民主自由。有厚望焉，啾咪。 <text:line-break/><text:line-break/>陳真 <text:line-break/><text:line-break/>2020. 11. 18. <text:line-break/><text:line-break/>==================== <text:line-break/>內戰了？美最大民兵組織拒認拜登當選 <text:line-break/><text:line-break/>三立新聞網 <text:line-break/><text:line-break/>2020年11月18日 <text:line-break/><text:line-break/>國際中心／綜合報導 <text:line-break/><text:line-break/>今年的美國總統大選非常不平靜！雖然主流媒體一致宣布前副總統拜登已經贏得大選，但現任總統川普依舊拒絕認輸，並在多個州展開法律戰，力拼翻盤，也造成美國社會這段時間非常動盪，如今，緊張狀況可能會持續更久，號稱美國最大的極右翼民兵組織的「守誓者」（Oath Keepers）近日就表示，如果拜登在明年一月宣誓就職，他們拒絕承認他是新的國家領導人，而且會效法美國開國元勛的精神，反抗到底！ <text:line-break/><text:line-break/>「守誓者」創立者羅茲（Stewart Rhodes）日前向英國媒體《獨立報》表示，全國有一半的人民，都不會承認拜登當選的合法性，拜登所簽署的任何法律，他們都不會承認其合法性，「我們會如同開國元勛們一樣，廢除和抵抗任何的違憲命令」。 <text:line-break/><text:line-break/>「守誓者」目前有3.5萬名成員，大多來自退伍軍人、警察或是其他執法機關，他們奉行美國憲法第6條規定，「捍衛憲法，抵禦一切外國和國內的敵人」！另外由於美國有和平結社自由，憲法也保障持槍權，因此聯邦政府和州政府不能在沒有掌握犯罪事實的狀況下，任意取締私人民兵。</text:p>
      <text:p text:style-name="P2">陳真   |  2020.11.18 19:35   |   <text:a xlink:type="simple" xlink:href="http://palinfo.habago.org/Entry?Command=Information_PrintForum&amp;iPage=2#FORUM40094"><text:span text:style-name="T1">#</text:span></text:a></text:p>
      <text:p text:style-name="P4">謝謝Jane。 <text:line-break/><text:line-break/>千秋之事，不爭一時。就跟小孩一樣，文字有它自己的生命與造化。我若對它有所苦惱，不在於如何往外推廣，而在於如何往內收斂，聚斂於一人方寸之間。一個人心意如何，文字的力量便如何。我並不期待(也不希望)有多少人看見它，我只擔心自己配不上文字背後難以言喻的無盡悲歡。哪怕只是一個標點符號，都應活在它所屬的世界裏；在那個世界中，才有可能得到適當的看待，否則只是一番屈辱。</text:p>
      <text:p text:style-name="P2">Jane Tu   |  2020.11.18 17:03   |   <text:a xlink:type="simple" xlink:href="http://palinfo.habago.org/Entry?Command=Information_PrintForum&amp;iPage=2#FORUM40092"><text:span text:style-name="T1">#</text:span></text:a></text:p>
      <text:p text:style-name="P3">这個網站这么好，尤其陳真医师的見解，文章，可惜很少人知道，为何不推廣？</text:p>
      <text:p text:style-name="P2">周淮安   |  2020.11.18 13:36   |   <text:a xlink:type="simple" xlink:href="http://palinfo.habago.org/Entry?Command=Information_PrintForum#FORUM40091"><text:span text:style-name="T1">#</text:span></text:a></text:p>
      <text:p text:style-name="P5"><text:span text:style-name="T3">髒兮兮七票決議中天不予換照。下次還有誰說台灣有新聞自由的，若非腦袋有硬傷，就是智能有問題。 <text:line-break/><text:line-break/></text:span><text:a xlink:type="simple" xlink:href="https://udn.com/news/story/121744/5024224?utm_medium=fb&amp;;utm_source=udnnews"><text:span text:style-name="T4">https://udn.com/news/story/121744/5024224?utm_medium=fb&amp;;utm_source=udnnews</text:span></text:a></text:p>
      <text:p text:style-name="P2">陳真   |  2020.11.18 03:08   |   <text:a xlink:type="simple" xlink:href="http://palinfo.habago.org/Entry?Command=Information_PrintForum#FORUM40090"><text:span text:style-name="T1">#</text:span></text:a></text:p>
      <text:p text:style-name="P4">毒豬啟示錄 (七)：不吃萊豬是很可恥很荒唐的一種要求嗎？ <text:line-break/><text:line-break/>陳真 <text:line-break/><text:line-break/>2020. 11. 18. <text:line-break/><text:line-break/><text:line-break/>我能理解人們反對使用瘦肉精，我也能理解有人「不反對」使用瘦肉精(假如瘦肉精指的只是萊克多巴胺)，但我不能理解怎麼會有人反對別人反對使用瘦肉精？ <text:line-break/><text:line-break/>當然，不管反對或贊成，總得有些說法，而這些說法基本上應該合乎理性，合乎科學，但不是合乎「科學主義」(scientism)；那不是科學，而是廣告，是科學義和團。 <text:line-break/><text:line-break/>科學義和團有幾點特色： <text:line-break/><text:line-break/>一，認為證據會說話。 <text:line-break/><text:line-break/>事實上，會說話的是人，不是證據。數學與邏輯說一不二，但在自然科學裏頭，所謂「證據」，與其欲求真相之間，永遠有著一道無法自動消弭的「規範性」(normativity)鴻溝，得依靠解釋 (interpretation)、定義(definition) 或說明 (explanation)來填補。這意味著，概念爭議空間不論或大或小，始終存在。 <text:line-break/><text:line-break/>正面來說是這樣，反之亦然。比方說，不管有多少科學證據「證明」吃大便不會死人，喝小便無害健康，或是陳時中或陳吉仲也許能「證明」必須每天吃兩公斤大便、喝五公升小便才會有健康風險等等等的「科學論述」，我還是會拒絕屎尿上餐桌。如果有科學義和團人士想吃屎尿大餐，我沒意見，但可別算我一份。 <text:line-break/><text:line-break/>偏偏就有這麼一些科學義和團主義者，動不動就喜歡講這一類所謂「科學論述」。比方說這一位林慶順教授： <text:line-break/><text:line-break/><text:a xlink:type="simple" xlink:href="https://bit.ly/3pFtWmi"><text:span text:style-name="T2">https://bit.ly/3pFtWmi</text:span></text:a><text:s/><text:line-break/><text:line-break/>林教授貌似科學，但他的文章部份內容卻離科學十萬八千里。他的文章標題很驚悚，很像政治懸疑小說，其文章標題是：「美豬『瘦肉精』之所以會成為食安問題，完全是被捏造出來的」！！ <text:line-break/><text:line-break/>很誇張吧？大家又不是白痴，有必要這樣鬼扯蛋、故做驚悚嗎？是想騙點閱率嗎？瘦肉精不是食安問題，是政治捏造出來的問題？所以全世界160多個國家禁用萊劑，根本無關食安，全是政治炒作？全是科學白痴？ <text:line-break/><text:line-break/>科學義和團的第二個特色是：故意把極端狀況說成一般條件。 <text:line-break/><text:line-break/>比方說，即使少數國家准用瘦肉精，依舊會有個「容許上限」，以豬肉來講，亦即10ppb；倘若超過「容許劑量」，就得銷毀。但是，這位林教授不知道哪來的科學靈感，居然說：「一個人一次吃下七萬五千ppb的萊克多巴胺，都還不會中毒」。 <text:line-break/><text:line-break/>胡說八道到這種地步，我真是無言了。食安風險的構成標準是「會不會中毒？」倘若不會馬上翹辨子，不會馬上躺棺材，就不是食安問題？這是食安問題的基本前提？ <text:line-break/><text:line-break/>林教授說，他其實也反對使用瘦肉精，但他反對的理由是因為萊劑製造動物的痛苦，他說，「瘦肉精的作用類似腎上腺素。它會使豬焦躁不安，有攻擊性。而由於肌肉長期處於緊張狀態，有些豬會四肢癱軟，無法行走，或倒地不起。」他甚至也提到一篇研究指出，「瘦肉精會使牛隻死亡率增加75－90％」。 <text:line-break/><text:line-break/>但是，林教授的「科學」內涵我真是難以參透，十分玄妙。既然他相信瘦肉精危害動物健康且不人道，為何卻又堅信「合法添加的瘦肉精沒有健康問題」？堅信瘦肉精無關食安、無害人體健康、純粹只是政治捏造出來的謠言？這樣的「科學」思維不是很玄妙嗎？ <text:line-break/><text:line-break/>林教授還告訴大家，所謂「毒」是根據劑量來決定，「量大才是毒」。他說，「不管是什麼化學物質，只要劑量夠大，就是毒，只要劑量夠小，就不是毒。縱然是人類賴以為生的水，只要劑量夠大，就是毒；而縱然是大家聞之色變的砒霜，只要劑量夠小，就不是毒。」 <text:line-break/><text:line-break/>很天才吧！如果這說得通，那麼，以後也不該管制嗎啡、海洛因或安非他命等毒品了。某人只不過吸食一點點點點點，根據林教授的說法，那他就不是在「吸毒」？ <text:line-break/><text:line-break/>剛剛很晚才下班，一口氣吃了四顆蕃茄當晚餐，有點超量，原來我不是在吃蕃茄，而是在服用「毒品」？毒物的概念是這樣嗎？太後現代了吧。 <text:line-break/><text:line-break/>科學義和團的第三個特色是：若無「絕對證據」能夠證明有害，那就是無害。 <text:line-break/><text:line-break/>這種「科學論述」的腦殘程度就好像說我去某個海邊釣魚，釣半天沒釣到，於是我得出一個科學結論說：「這片大海裏頭沒有魚」。 <text:line-break/><text:line-break/>大家都知道，法律採「無罪推定」，我若沒法證明你有罪，那我只好「在法律意義上」接受你是無罪的。但「邏輯上」卻非如此，一般科學理性也一樣。比方說，我也許還無法「完全確認」某種化學物質的種種危害狀況，並不表示它無害。理解這點道理會很難嗎？ <text:line-break/><text:line-break/>以萊克多巴胺來講，它對動物的毒害，相關知識與研究極為充份。為什麼呢？因為動物無法拒絕我們拿牠做實驗。但是，萊劑對於人體的毒害之相關研究卻相對十分缺乏，幾乎是零。為什麼呢？因為沒有人會願意拿自己當實驗品。我敢跟各位打睹，包括林教授在內，絕對沒有人會願意一次吃下「七萬五千ppb的萊克多巴胺」來驗證林教授不知從哪得來的「無害健康」之「科學結論」。 <text:line-break/>  <text:line-break/>科學義和團的第四個特色是：以絲毫不相干的表面現象做為證據。 <text:line-break/><text:line-break/>比方說，林教授荒腔走板超級不科學的「科學」言論還包括：他強調，美國人吃萊豬萊牛已經吃好多年了，也沒怎樣啊！他還說，「我在美國住了41年，從來就沒有在美國的電視或報紙裡看過任何有關瘦肉精的報導。」 <text:line-break/><text:line-break/>很可怕吧！這是哪門子科學？我在美國只住過五天，但我過去十幾年來卻看過成百上千的瘦肉精報導與論文。林教授居然連一篇也沒看過，真不可思議。討論萊豬有無問題，跟你住哪有啥關係？林教授不知道有圖書館和網路這東西嗎？ <text:line-break/><text:line-break/>依照林教授的科學邏輯，我2010年回到南部定居，吸南台灣的空污足足吸滿10年了，至今也沒怎樣啊，沒得肺癌啊！所以呢？所以空污根本無害健康！空污純粹是政治捏造出來的謠言？這就是林教授的「科學論證」方式。這樣子鬼扯蛋，我相信，連三歲小孩也聽不下去。 <text:line-break/><text:line-break/>除了在美國教書的林慶順教授，還有一位東海大學的蘇正德教授更荒唐： <text:line-break/><text:line-break/><text:a xlink:type="simple" xlink:href="https://bit.ly/3nrfOuK"><text:span text:style-name="T2">https://bit.ly/3nrfOuK</text:span></text:a><text:s/><text:line-break/><text:line-break/>同樣一口咬定萊豬是「假的」食安議題，而且也再三強調美國人吃萊豬萊牛吃了那麼多年，也沒怎樣啊，照樣很長壽啊。 <text:line-break/><text:line-break/>我的天！現在是幼兒園小班的辯論會嗎？ <text:line-break/><text:line-break/>蘇正德教授還對蘇偉碩醫師極盡羞辱之能事。蘇教授說： <text:line-break/><text:line-break/>美國「成千上萬的醫師、藥師、公共衛生及食品、食安等學者專家，難道都是笨蛋，對萊劑的毒性一無所悉，還容許...萊劑肉品殘害自己的同胞，見死不救嗎？還是全世界只有台灣這位天縱英明的精神科醫師，才能獨具慧眼挖掘出萊劑會造成『滅』種、『傷』心、『驚』神（自閉、躁鬱）和破壞環境生態的危害？」 <text:line-break/><text:line-break/>「這麼傑出、這麼優秀、這麼悲天憫人的醫師真的舉世難得，那麼所有藍營支持者是不是應該聯合起來推薦這位反萊豬救世主去搶奪諾貝爾生醫獎呢？更何況萊劑如果危害如此大，全世界開放萊劑肉品食用的各國食品安全衛生主管機關會，難道選擇無視嗎？」 <text:line-break/><text:line-break/>很幼稚吧！真是很不可思議。這是小朋友在鬥嘴嗎？如果「真理」或「事實」是透過數人頭來決定，那麼，萊劑毫無疑問肯定是輸的，因為全世界一百六十幾個國家禁止使用，而允許使用的卻是極少數；連豬都禁止吃的東西，這些所謂專家卻說對人體無害，說它是捏造的、假的食安議題，他是以為台灣人全是腦殘嗎？而且，這位蘇正德教授很奇怪，居然認定反萊劑就是「藍營的支持者」。 <text:line-break/><text:line-break/>更不可思議的是，蘇教授身為食品科學教授，居然斷然否認萊劑做為一種「乙型受體素」(Beta-adrenergic agonist) 對於人體心血管的危害。蘇教授究竟是憑哪些證據來做出這樣一種「獨步全球」的獨家結論？或是做夢夢到這樣的科幻靈感？ <text:line-break/><text:line-break/>套句蘇教授損人的話，台灣有蘇教授這麼「天縱英明、獨具慧眼、舉世難得的傑出教授，所有綠營支持者還不趕緊聯合起來推薦他去搶奪諾貝爾生醫獎！更何況，萊劑如果根本無害，那麼，全世界禁用萊劑的160幾個國家之科學家與醫師、藥師們，難道全是白癡嗎？」 <text:line-break/><text:line-break/>更荒唐的是，羞辱完蘇偉碩醫師後，蘇正德教授的結論居然是說蘇偉碩醫師「言談似是而非，毫無科學素養，危言聳聽企圖製造社會混亂，所言內容毫無信用度可言。不知可否以觸犯《社會秩序維護法》第63條第五款散布謠言，足以影響公共之安寧者，予以論處？」 <text:line-break/><text:line-break/>蘇教授姿態萬千，十分傲慢。傲慢還不夠，居然還加以司法恫嚇，相當沒品。 <text:line-break/><text:line-break/>傲慢無妨，問題是，蘇教授的傲慢並非來自於足以服人之深刻理性與細膩思維，而是來自潑夫罵街式的陰暗損人與鬼扯蛋，看不出一絲其所誇口的「科學素養」。 <text:line-break/><text:line-break/>科學義和團的第五個特色是：根據既定結論，故意簡化問題。 <text:line-break/><text:line-break/>這不是科學，而是廣告宣傳。 <text:line-break/><text:line-break/>舉個例，常有病人或親朋好友問我某某所謂健康食品可以吃嗎？我常回答「這得看情況」。看什麼情況呢？得看是誰在吃？吃多少？吃多久？怎麼吃？等等等。千萬別太相信那些所謂保健食品或藥品的建議用量或用法。為什麼呢？因為它背後存在巨大的利益誘因與利益共生結構，你吃越多，藥廠與政客賺越多。 <text:line-break/><text:line-break/>更根本的是，我們雖然都是人，健康狀況卻很可能相去甚遠；不同年紀，罹患不同疾病，不同生理條件(比方說肝腎功能的差異)，或是有無同時服用其它藥物、是否會產生不良交互作用等等等，用法與用量就會大不同，甚至不是每個人都能吃。你的藥，對我來說有可能就是毒，便是這個道理。 <text:line-break/><text:line-break/>就算是表面無害的維他命，事實上健康風險依舊十分巨大，只有傻瓜才會以為維他命是什麼營養補品。維他命用法或用量錯誤，照樣會產生各種健康風險，包括罹癌與神經病變等等等。 <text:line-break/><text:line-break/>因此，把「人」視為同質是不對的。我吃萊豬 (我其實從七歲便不吃任何肉類)，跟一個三高患者或心血管疾病患者，風險肯定大不同；大人吃萊豬，跟一個小朋友或孕婦吃萊豬，傷害也一定大不同。因此，鬼扯什麼「對人體無害」，那是廣告用詞，不是科學陳述。 <text:line-break/><text:line-break/>最後，說點其它的。前述林慶順教授這篇文章標題說：「美豬『瘦肉精』之所以會成為食安問題，完全是被捏造出來的」。這話本身就很「政治」而一點都不科學。而且，瘦肉精有幾十種，其中有一些是超級毒的，比方說幾年前王品餐飲集團居然被驗出含有齊帕特羅（Zipaterol），比萊克多巴胺還要毒上好幾十倍。另外還有一個更毒的，比萊劑毒上幾千倍，叫做沙丁胺醇（salbutamol），台灣就有人在偷偷使用，怎麼就不是食安問題呢？ <text:line-break/><text:line-break/>不過，從某個意義上來說，林教授也許說得沒錯，萊豬問題確實「很有可能」是被製造出來的。誰製造的？就是無良藥廠與黑心政客。為什麼呢？因為我始終很懷疑使用萊劑的美國豬農究竟從中獲得多少利益而非得如此傷害人類與動物不可？據我了解，利潤微乎其微，甚至在扣掉各種額外成本與風險之後，根本毫無獲利。比方說這裏有一篇研究： <text:line-break/><text:line-break/><text:a xlink:type="simple" xlink:href="https://bit.ly/3pDHkr1"><text:span text:style-name="T2">https://bit.ly/3pDHkr1</text:span></text:a><text:s/><text:line-break/><text:line-break/>作者發現，在大多數情況下，萊豬農並無獲利，惟有在特定條件下，才勉強獲利，利潤是每一頭萊豬可以多賺大約五角五分至一塊五毛美元之間，換算成台幣就是，每賣出一頭萊豬，在理想狀況下，大約可賺14元至42元台幣之間。一頭兩百斤的豬，大約可產出體重八成的豬肉量，也就是說，萊豬農從你吃的一塊豬肉身上，頂多額外多賺個幾分錢，連一毛都不到。 <text:line-break/><text:line-break/>因此，就如同樣反萊豬的林教授所說，「有必要為了這麼一點小錢，讓豬焦躁不安，四肢癱軟嗎」？但是，林教授少說了一半，有必要為了多賺這麼一點小錢，讓人類承受巨大的健康風險嗎？ <text:line-break/><text:line-break/>全世界絕大多數國家禁止豬吃的毒藥，台灣人卻被迫得吃，究竟是為什麼？為了這幾毛幾分的利潤嗎？還是台灣人的命根本不值錢？美國人要你吃，你就得吃。台灣人不願吃毒豬是很可恥很荒唐的一種要求嗎？ <text:line-break/><text:line-break/>既然無人獲利，消費者與豬農和豬以及整體生活環境，四方全是輸家，那麼，究竟是誰獲得暴利？當然就是製造瘦肉精的無良藥廠及其所遊說之黑心政客們。我們事實上就是這樣一種貪婪惡質、追求最大利潤的黑心官商結構的犧牲品。</text:p>
      <text:p text:style-name="P2">大齐   |  2020.11.17 18:14   |   <text:a xlink:type="simple" xlink:href="http://palinfo.habago.org/Entry?Command=Information_PrintForum#FORUM40089"><text:span text:style-name="T1">#</text:span></text:a></text:p>
      <text:p text:style-name="P3">塔吉克族是白人种族，我感觉长的像南欧那边的人。历史上都是为朝廷戍边。新中国成立，他们也延续传统，男人以当兵为荣，牧民以巡边为己任。所以网友称之为最爱国的民族。也不知道是不是这个原因，塔吉克族确实是我见过这么多新疆的少数民族里普通话说的最好的。 <text:line-break/><text:line-break/>大陆有一部六十年代的老片《冰山上的来客》，家喻户晓，叙事背景就是塔吉克族和他们世代居住的帕米尔高原，那首感人泪下的主题曲《花儿为什么这样红》流传至今。我在油管找了一小段，有兴趣的话可以看看，感受一下当年的文艺风格： <text:line-break/><text:a xlink:type="simple" xlink:href="https://m.youtube.com/watch?v=_7pa2z0YcN4"><text:span text:style-name="T2">https://m.youtube.com/watch?v=_7pa2z0YcN4</text:span></text:a><text:s/><text:line-break/><text:line-break/>我在塔什库尔干县只住了三天，但却是这次南疆行最让我难忘的。不仅是这里的冰山，草滩，田园，牧原，更是这里热情的人们。因为我只是一个人一辆车，又不爱做路书，去哪里完全凭当时心情和感觉，而导航在边境地区的作用有限，所以经常是翻了一座山，进了一个村，就不知该怎么走了。但是只要有路过的村民，都会停下看我需要什么帮助。 <text:line-break/><text:line-break/>记得一次，在去中巴边境红其拉甫的路上，我拐进一条盘龙古道，转了无数个弯道，玩的很是尽兴，但是翻到群山的另一边，就找不着北了。我在一个路口下车，站在路边往一片房子处张望，看到五六十米开外有个抱着娃的男人，由于多少还有疫情防控的影响，我一个外人不好走进去，就向他招了招手，他就把娃递给女人，朝我一路小跑过来。除了告诉几个方向分别能去哪，看到我一个人，还关心我补给够不够，要不要留下休息休息。 <text:line-break/><text:line-break/>还有一次，我晚上驻车在帕米尔高原景区游客中心的停车场，睡在车里。第二天早上不想动了，就近到景区逛逛。在民俗村里，塔吉克族的女孩们跳完舞，游客纷纷找她们合影。我一个人有点不好意思，站的远远的。我旁边正好有几个琴师，看到我，就边弹琴边冲着我笑。我也笑着坐在他们旁边，很快就打成一片。我说说自己一路上的见闻故事，他们说说自己在这工作生活的趣事。我还问他们现在是不是都建了新房，他们说是，原来住在山上破房子的都搬下山了，现在政府要把整个县打造成4A景区，所以很多人都在做旅游相关的工作。最后让我一定晚上过来找他玩，有篝火晚会，很热闹。等他们下班再带我一起去吃烤肉。 <text:line-break/><text:line-break/>万康兄一提起塔县和塔吉克族，我就又想起一个个在旅途中曾经温暖过我的人了。等疫情彻底过去，我一定要再去塔县住一段日子。台湾的各位有机会也请一定去一次喀什，去一次塔县，感受一下祖国多彩绚烂的民族文化。 <text:line-break/><text:line-break/><text:line-break/><text:line-break/><text:line-break/></text:p>
      <text:p text:style-name="P2">張萬康   |  2020.11.17 02:48   |   <text:a xlink:type="simple" xlink:href="http://palinfo.habago.org/Entry?Command=Information_PrintForum#FORUM40088"><text:span text:style-name="T1">#</text:span></text:a></text:p>
      <text:p text:style-name="P3">呼應大齊。大齊談到大陸當局對新疆的教育、脫貧、建設種種，最近我看了一系列視頻，十分感動，我11/10曾貼在臉書，今將之分享於巴勒網。 <text:line-break/><text:line-break/>#十集全記錄之傳奇 <text:line-break/>【新聞紀實/CCTV/2011】真誠面對最真實的中國-皮里村蹲點日記 <text:line-break/><text:line-break/>此一2011年視頻中提到的皮里村，指的是新疆喀什、塔什庫爾幹、塔吉克自治縣、馬爾洋鄉、皮里村。這裡住著塔吉克族的族人。該族在中國的人口大約五萬多。 <text:line-break/><text:line-break/>該村通往縣城的道路已經於2014年7月份全線通車。如今，這是他們在沒有道路，必須攀崖涉水上學的一段回憶影片。值得看看。 <text:line-break/><text:line-break/>以下共10集影片，1～8集每集時間從5分鐘到12分鐘之間，最後兩集都是41分鐘。 <text:line-break/><text:line-break/><text:line-break/>#引言花絮 <text:line-break/><text:line-break/>老家在甘肅、漢族的郭書記，負責認真，率塔族探險隊，於海拔超過四千米的帕米爾高原，一行人堅毅挺進，登山涉水，進入最深山、最貧困的皮里村，過程艱險。 <text:line-break/><text:line-break/>女記者也須實戰攀爬，誰都躲不過，還真攤上事兒了。 <text:line-break/><text:line-break/>塔族人必須一邊登山一邊喝酒。 <text:line-break/><text:line-break/>郭書記、女記者登山後隨塔族人一起載歌載舞。 <text:line-break/><text:line-break/>想去塔縣縣城的免費寄宿學校上學但穿著一雙破鞋的塔族姊妹。 <text:line-break/><text:line-break/>郭書記和探險隊護送42個孩子們爬過懸崖，過程浩氣蓋山河，沒噴淚我隨便你。 <text:line-break/><text:line-break/>郭書記帶記者看孩子們的學校伙食。提到孩子們最愛吃抓飯（塔族傳統美食），他用塔族語陳述抓飯。可見他會基本的塔族語。 <text:line-break/><text:line-break/>思緒細膩，神情酷酷的支教（意即支援偏鄉教育）老師王晰昧。附我爬文找到的王老師介紹： <text:line-break/><text:a xlink:type="simple" xlink:href="http://news.cntv.cn/special/special/zghr2011/zghrwxm/index.shtml">王晰昧：帕米爾高原上最美志願者</text:a><text:s/><text:line-break/><text:a xlink:type="simple" xlink:href="http://www.wenming.cn/cslm/news/201111/t20111104_375631.shtml">http://news.cntv.cn/....../zghr2011/zghrwxm/index.shtml</text:a><text:s/><text:line-break/><text:line-break/>以及另一支教老師，暖心溫柔的東北大漢，名字我忘了。還有一個教英文的男老師也是人不錯。 <text:line-break/><text:line-break/>孩子們在學校練習傳統塔族歌舞。實在有才。 <text:line-break/><text:line-break/>孩子們努力學好漢語。神情認真。 <text:line-break/><text:line-break/>女記者何盈的日記文筆不俗，平實平順。 <text:line-break/><text:line-break/>北京某節目決定邀請皮里村42名孩童來北京玩。女主持人栗坤出動。 <text:line-break/><text:line-break/>塔族的年輕醫師阿依甫，靠雙腳越過高原斷崖，去皮里村幫人看病，他也是進村勸學之探險隊成員。長得又帥又有愛。 <text:line-break/><text:line-break/>一塔族少年整理去北京的行李，特地把姊姊的照片放身上，他說因為姊姊幫忙家裡農事，把讀書機會留給他。 <text:line-break/><text:line-break/>北京某醫院幫忙治療每到冬天雙手凍瘡復發的一個小女孩。 <text:line-break/><text:line-break/>孩子們一快樂就唱歌跳舞，在北京的旅遊大巴上男女對唱。 <text:line-break/><text:line-break/>參觀長城，快樂地在長城上跳起傳統的鷹舞，說來就來，不說來也來，天然內化。 <text:line-break/><text:line-break/>孩子去看升旗，與旗兵哥哥一段童言童語的對話。 <text:line-break/><text:line-break/>北京清華大學三個新疆少數民族的學生，和孩子們相見歡，希望他們以後也來這兒念書。 <text:line-break/><text:line-break/>栗坤含淚和孩子們告別。口才不錯。 <text:line-break/><text:line-break/>＃附記 <text:line-break/><text:line-break/>某網友2018/12/23在B站此一專輯底下的留言: <text:line-break/><text:line-break/>我，一個出生在這裡的人，今天無意間在B站刷到這個真的哭死，因為這件事情都是12年的事情了，真的很感謝一直有人記得，這座小縣城全名叫做塔什庫爾幹塔吉克自治縣，哪怕是名字再長，我都會一遍又一遍的給大學身邊的舍友同學介紹 我會一直記得也會讓更多人瞭解我那麼漂亮那麼漂亮的家鄉 <text:line-break/><text:line-break/>#全十集連結 <text:line-break/><text:line-break/>1.雙腳走出的上學路 <text:line-break/><text:a xlink:type="simple" xlink:href="https://www.bilibili.com/video/BV11W411T7sQ?p=1"><text:span text:style-name="T2">https://www.bilibili.com/video/BV11W411T7sQ?p=1</text:span></text:a><text:s/><text:line-break/><text:line-break/>2.上學路上闖懸崖 <text:line-break/><text:a xlink:type="simple" xlink:href="https://www.bilibili.com/video/BV11W411T7sQ?p=2"><text:span text:style-name="T2">https://www.bilibili.com/video/BV11W411T7sQ?p=2</text:span></text:a><text:s/><text:line-break/><text:line-break/>3.爬山涉水進村只為勸學 <text:line-break/><text:a xlink:type="simple" xlink:href="https://www.bilibili.com/video/BV11W411T7sQ?p=3"><text:span text:style-name="T2">https://www.bilibili.com/video/BV11W411T7sQ?p=3</text:span></text:a><text:s/><text:line-break/><text:line-break/>4.踏上艱辛上學路 <text:line-break/><text:a xlink:type="simple" xlink:href="https://www.bilibili.com/video/BV11W411T7sQ?p=4"><text:span text:style-name="T2">https://www.bilibili.com/video/BV11W411T7sQ?p=4</text:span></text:a><text:s/><text:line-break/><text:line-break/>5.大手牽小手共闖上學路 <text:line-break/><text:a xlink:type="simple" xlink:href="https://www.bilibili.com/video/BV11W411T7sQ?p=5"><text:span text:style-name="T2">https://www.bilibili.com/video/BV11W411T7sQ?p=5</text:span></text:a><text:s/><text:line-break/><text:line-break/>6.老師，您好！ <text:line-break/><text:a xlink:type="simple" xlink:href="https://www.bilibili.com/video/BV11W411T7sQ?p=6"><text:span text:style-name="T2">https://www.bilibili.com/video/BV11W411T7sQ?p=6</text:span></text:a><text:s/><text:line-break/><text:line-break/>7.懸崖間有人間真情 <text:line-break/><text:a xlink:type="simple" xlink:href="https://www.bilibili.com/video/BV11W411T7sQ?p=7"><text:span text:style-name="T2">https://www.bilibili.com/video/BV11W411T7sQ?p=7</text:span></text:a><text:s/><text:line-break/><text:line-break/>8.回聲：愛與關切皮里村孩子們的禮物 <text:line-break/><text:a xlink:type="simple" xlink:href="https://www.bilibili.com/video/BV11W411T7sQ?p=8"><text:span text:style-name="T2">https://www.bilibili.com/video/BV11W411T7sQ?p=8</text:span></text:a><text:s/><text:line-break/><text:line-break/>9.《好人故事》20111126冬日裡的溫暖1：走近皮里村的孩子們 <text:line-break/><text:a xlink:type="simple" xlink:href="https://www.bilibili.com/video/BV11W411T7sQ?p=9"><text:span text:style-name="T2">https://www.bilibili.com/video/BV11W411T7sQ?p=9</text:span></text:a><text:s/><text:line-break/><text:line-break/>10.《好人故事》20111127冬日裡的溫暖2：皮里村孩子北京圓夢之旅 <text:line-break/><text:a xlink:type="simple" xlink:href="https://www.bilibili.com/video/BV11W411T7sQ?p=10"><text:span text:style-name="T2">https://www.bilibili.com/video/BV11W411T7sQ?p=10</text:span></text:a><text:s/><text:line-break/>本集在油管也有： <text:line-break/><text:a xlink:type="simple" xlink:href="https://www.youtube.com/watch?v=bH7UL4yFucI&amp;;t=495s"><text:span text:style-name="T2">https://www.youtube.com/watch?v=bH7UL4yFucI&amp;;t=495s</text:span></text:a><text:s/><text:line-break/><text:line-break/>#附錄：2014通路實況（三分鐘新聞） <text:line-break/><text:a xlink:type="simple" xlink:href="https://www.youtube.com/watch?v=UlYE8dGl6Oc"><text:span text:style-name="T2">https://www.youtube.com/watch?v=UlYE8dGl6Oc</text:span></text:a><text:s/><text:line-break/><text:line-break/>轉貼我在臉書為通車大典寫的導引： <text:line-break/><text:line-break/>2014年帕米爾高原的皮里村，道路、橋樑之通車回顧。鄉民很質樸！ <text:line-break/>塔吉克族，住在新疆最西邊的高原上，有些村落在深山，比起縣城的族人顯得艱困，貧窮。皮里村（現名皮勒村）是其中一個。 <text:line-break/>從某個角度來說，他們世世代代過著遠離病態現代社會的生活，和山水大地相溶，騎著駱駝，放羊，種地，自給自足，很有天然情懷。但久了不是辦法，這裡的冬天冷到不行，生活太艱苦，小孩和老人生病了要就醫很麻煩。生活物資要送進去，必須幾天幾夜爬山涉水抵達。他們種的果子也是挺想賣出去。他們的下一代難免嚮往外界，能上學還是比較好，整個塔族自治區也需要人才培育。學漢語、英語、各門知識，可以讓他們走得更遠。 <text:line-break/>這裡的孩子沒有忘本，他們知道自己攀爬斷崖、橫渡激流上學的回憶有多麼重要。</text:p>
      <text:p text:style-name="P2">陳真   |  2020.11.15 02:42   |   <text:a xlink:type="simple" xlink:href="http://palinfo.habago.org/Entry?Command=Information_PrintForum#FORUM40080"><text:span text:style-name="T1">#</text:span></text:a></text:p>
      <text:p text:style-name="P3">AIT站樁結束，搭高鐵回高雄途中，前座有個還不太會講話大約兩歲的小女孩，玩她馬麻的礦泉水瓶蓋，不小心滾落地上，馬上急得放聲要哭，我趕緊鑽入座位底下幫她撿起。她破涕為笑，可能覺得讓我鑽椅子很好玩，把瓶蓋故意又往地上丟，要我再鑽一次。 <text:line-break/><text:line-break/>我看出她的心意，故意表演誇張動作假裝尋找，一會兒鑽這，一會兒鑽那，她樂得呵呵大笑。待我撿起後，她又想再丟一次。她媽媽立即制止，我說沒關係，再玩一次。 <text:line-break/><text:line-break/>小孩真是很單純，一點小動作就能樂翻天。 <text:line-break/><text:line-break/>最近原本想跟小可愛講電影 "異端鳥" 的故事，後來只說了幾句小孩流浪的事就沒說了，因為特別不想說出結尾，以免破壞學姊日後倘若有看 (或敢看) 這電影的感受。 <text:line-break/><text:line-break/>但我跟小可愛說，這電影有個地方讓我感覺，小孩其實都不太知道大人經歷多少痛苦。小可愛聽了之後馬上抗議，發表了一段演說，強調有些小孩也很痛苦，不是只有大人才有痛苦。我們聽了這段即席演說很訝異，說她說得對，很多小孩的痛苦確實很可能遠遠超過大人。 <text:line-break/><text:line-break/>因為從小喜歡下棋，我小時候每天身上都帶著棋盤，不拘對方是大人或小孩，逢人就問要不要來一盤，打遍 "天下" 無敵手。 <text:line-break/><text:line-break/>因為喜歡下棋，剛剛看到NETFLIX上有一部影片叫做 "后翼棄兵"，關於一位西洋棋天才少女的故事，立即吸引我的注意。但我後來決定觀看，非關下棋，而是因為女主角的某種神情。 <text:line-break/><text:line-break/>除了娛樂片之外，我平常看電影，若非熟悉的那幾位藝術導演，我基本上是不看的，除非一部電影能夠馬上在一兩幕之間讓我印象深刻，例如像這部  "后翼棄兵" 就是了。 <text:line-break/><text:line-break/>它其實不是電影，而是影集。我從未看過西方影集，總覺得影集這東西水平很低，而這也是我生平第一次破天荒看影集。剛剛只看了一集，很好看，後面好像還有六集，捨不得一口氣把它看完，就先擱著。家裏有NETFLIX的，趕快去看，至少第一集還蠻好看，後面六集我還沒看，不敢打包票。 <text:line-break/><text:line-break/>特別也要提到它的音樂： <text:line-break/><text:line-break/><text:a xlink:type="simple" xlink:href="https://www.youtube.com/watch?v=9374M96SIyk"><text:span text:style-name="T2">https://www.youtube.com/watch?v=9374M96SIyk</text:span></text:a><text:s/><text:line-break/><text:line-break/>我已經聽第二遍，非常動人。很多東西只能透過自己去接觸，也許才能體會，旁人說不上來那些無法言說的部份。</text:p>
      <text:p text:style-name="P2">陳真   |  2020.11.14 20:17   |   <text:a xlink:type="simple" xlink:href="http://palinfo.habago.org/Entry?Command=Information_PrintForum#FORUM40079"><text:span text:style-name="T1">#</text:span></text:a></text:p>
      <text:p text:style-name="P4">謝謝大齊，講得很好，很生動。 <text:line-break/><text:line-break/>不論大事小事，不管做得好做得差，共產黨總是殫精竭慮想把事情做好，想要讓人民過上好日子。 <text:line-break/><text:line-break/>但是，台灣的政治基本上不是這樣，除了馬英九和韓國瑜算是真心為民之外，其他政客，每天心裡頭想的，始終是 “我能有什麼好處？我如何掠奪更多利益更大權位？”，於是想方設法造謠抹黑騙騙騙，騙更多選票，撈更多利益，奪更大權力。 <text:line-break/><text:line-break/>特別是綠營，宛如政治寄生蟲，吸食人民血肉，無所不用其極，貪婪至極。心裡頭無一絲善念，全是個人利益盤算。 <text:line-break/><text:line-break/>這也許是兩岸政治在本質上的根本差異。 <text:line-break/><text:line-break/>政治圈外人大多不懂這些，很容易受政客及其走狗文人幫凶們的媒體與網軍洗腦。人們所理解的政治人事物，善惡好壞往往與事實真相相去甚遠，甚或截然相反。 <text:line-break/><text:line-break/>馬英九曾經被抹黑得臭不可聞，與過街老鼠無異，人人喊打。韓國瑜就更誇張了，優秀一流的能力，內在豐厚的涵養，真誠善良的悲憫情懷，利他的精神與熱情，質樸，勇敢，親切，善良，風趣幽默隨和平易近人……請問當今政壇去哪找到這樣的人？我能想到，方方面面都能與之相提並論的，大概只有陳定南、劉峰松和翁金珠三人。 <text:line-break/><text:line-break/>至於林義雄，太出世，人品高潔，烈士性格，無私無我，聖人無誤，但不是很隨和，而且識人能力極其欠佳，你看他在政治上支持的年輕一代，幾乎全是品性不端卻又滿口理想的人渣。 <text:line-break/><text:line-break/>像韓國瑜這麼好的一個人，若能掌大權，對人民將會有巨大貢獻，但是結果呢？居然被人渣們給抹黑成人渣。 <text:line-break/><text:line-break/>透過媒體與網軍（納稅人出的錢）鋪天蓋地地造謠抹黑，人渣們所向無敵，這就是台灣之所謂民主，非常惡質卑劣。 <text:line-break/><text:line-break/>我有時想，我若走入權力競逐之路，比方說出來選舉或當官，或是位居社會高位，人渣黨是不是也能把我抹黑成低能貪婪每天酒色財氣的草包人渣？ <text:line-break/><text:line-break/>一般圈外人所理解的政治人事物，離事實真相太遠，幾乎是正好相反，但是圈內人肯定是懂的，懂得這圈子種種污穢不堪的真實樣貌，但是絕大多數人卻完全噤聲了，視若無睹了，同流合污了。為什麼呢？因為他們全拿到自己的一份好處，拿到封口費，拿到官位權柄，滿足了一己之私，乃至權位利益代代相傳。 <text:line-break/><text:line-break/>並非說不能當官，而是說德不配位，才不配位，這些無德無才之人，憑什麼呢？ <text:line-break/><text:line-break/>他們不是當官，而是做賊，不是分工造福社會，而是分贓圖利一己之私，所謂理想，所謂公義，所謂善惡是非，無非只是一種謀取私利權位的工具。</text:p>
      <text:p text:style-name="P2">陳真   |  2020.11.13 17:19   |   <text:a xlink:type="simple" xlink:href="http://palinfo.habago.org/Entry?Command=Information_PrintForum#FORUM40078"><text:span text:style-name="T1">#</text:span></text:a></text:p>
      <text:p text:style-name="P3">毒豬啟示錄 (六)：萊豬顫抖與躁動「跟萊劑一點關係也沒有」？   <text:line-break/><text:line-break/>陳真 <text:line-break/><text:line-break/>2020. 11. 13. <text:line-break/><text:line-break/><text:line-break/><text:line-break/>國民黨近日發佈一段美國動保組織 "Animal Outlook" 的影片： <text:line-break/><text:line-break/><text:a xlink:type="simple" xlink:href="https://bit.ly/32xDpC5"><text:span text:style-name="T2">https://bit.ly/32xDpC5</text:span></text:a><text:s/><text:line-break/><text:line-break/>該組織於2015年派人臥底"Quality Pork Processors" (簡稱QPP) 肉品公司，偷拍影片，指控該公司在執行所謂「快速屠宰計畫」(HIMP) 時之大量虐待動物行為。人渣黨說，這是「假新聞、假影片」，說影片中豬隻之顫抖與躁動，「跟萊劑一點關係也沒有」，進而將移請檢調偵辦散布「不實影片」者。 <text:line-break/><text:line-break/>如果要嚴謹來講的話，你只能說，這些豬隻之異常顫抖與躁動行為或身體病變「有可能」或「很有可能」是萊劑造成，但你沒法說什麼「跟萊劑一點關係也沒有」，這樣講才是鬼扯蛋。為什麼呢？因為這些豬就是萊豬，這間 QPP 肉品公司，恰恰就是使用萊克多巴胺而被禁止出口豬肉至中國大陸 (<text:a xlink:type="simple" xlink:href="https://reut.rs/3krnY4x"><text:span text:style-name="T2">https://reut.rs/3krnY4x</text:span></text:a>)，而且是一家以常態性虐待動物及不人道屠宰方式聞名的黑心肉品公司。 <text:line-break/><text:line-break/>2014年8月初，中國大陸立法嚴禁含有萊劑之肉品進口，並特別點名美國六家使用萊劑的肉品公司，QPP就是其中之一。 <text:line-break/><text:line-break/>這裏有美國農業部關於肉品輸陸最新要點，其中有一大項是關於萊劑的管控與檢測規定(<text:a xlink:type="simple" xlink:href="https://bit.ly/3lsAOk5"><text:span text:style-name="T2">https://bit.ly/3lsAOk5</text:span></text:a>)。中國大陸是全世界豬肉消費最多、同時也是美國對外輸出豬肉最多的國家。禁令一出，美國肉品界一片哀嚎，美國政府立即開罵，但是，到最後仍得屈服，於是紛紛「轉型」，不敢再用萊克多巴胺。美國農業部並且推動禁用萊克多巴胺的幾項計畫，例如 "Never Fed Beta Agonist" (「絕不使用乙型受體素計畫」)，輔導、認證多家肉品公司改邪歸正。 <text:line-break/><text:line-break/>2015年10月底，美國農業部開立清單，載明八家公司已禁用萊劑，將可獲得大陸訂單。農業部發言人並高度讚賞中國大陸嚴格的萊劑禁令與相關法規管控，「將給中美兩國的食品安全與貿易，帶來互惠雙贏的結果」(<text:a xlink:type="simple" xlink:href="https://bit.ly/3kq28OU"><text:span text:style-name="T2">https://bit.ly/3kq28OU</text:span></text:a>)。 <text:line-break/><text:line-break/>從這份清單上很清楚可以看見，有32家肉品公司因為仍然使用萊劑而被列入禁止輸陸黑名單。上述影片中這間不怎麼Q的QPP，就是其中之一。也就是說，動保組織偷拍這部影片時，QPP依然使用萊克多巴胺。 <text:line-break/><text:line-break/>大陸是美國豬肉第一大輸出國。QPP是大公司，連英國都有分公司，若不能輸往大陸，生意怎麼做？我猜，它應該也會「轉型」，禁用萊劑。但是，到底禁了沒？我猜應該有，但不是很確定。我發現它果然也申請了美國農業部的「絕不使用乙型受體素計畫」，同時也找到農業部上個月(10月)16號的一份禁用萊劑清單 (<text:a xlink:type="simple" xlink:href="https://bit.ly/3nfH8Mk"><text:span text:style-name="T2">https://bit.ly/3nfH8Mk</text:span></text:a>；另見：<text:a xlink:type="simple" xlink:href="https://bit.ly/35nYeSi"><text:span text:style-name="T2">https://bit.ly/35nYeSi</text:span></text:a>)，上面就有這家黑心肉品公司的名字，旁邊還有個日期是今年的6月10日，似乎是核准輸陸日期。 <text:line-break/><text:line-break/>我不是很確定這日期的意義，不過這不是重點。重點是，這間過去長年使用萊克多巴胺的黑心肉品公司，豬隻行徑與生理狀況竟如此詭異，當然沒法說「一定是」萊豬毒物效應，但你憑什麼說這些萊豬「跟萊劑一點關係也沒有」？它媽的甚至還說這是什麼「假新聞」，動用司法想抓人。它媽的強迫台灣人吃毒豬，強迫到這種無所不用其極的地步，不會太可恥嗎？ <text:line-break/><text:line-break/>全世界有160多個國家禁用萊克多巴胺。人家中國大陸是逼迫美國肉品公司改邪歸正，禁用萊劑，否則不准輸陸。人渣黨卻反而主動跑去跟美國人說我們台灣人很樂意吃萊豬，然後還騙大家說全世界的潮流就是吃萊豬，說吃萊豬就是「走進國際社會，與國際接軌」，真是無恥透了頂。</text:p>
      <text:p text:style-name="P2">大齐   |  2020.11.13 13:53   |   <text:a xlink:type="simple" xlink:href="http://palinfo.habago.org/Entry?Command=Information_PrintForum#FORUM40077"><text:span text:style-name="T1">#</text:span></text:a></text:p>
      <text:p text:style-name="P3">我觉得谈或战，对中共来说都不是问题。最大的问题是统一后的问题。比如，面对一个被挖空的台湾，该怎么办？不填坑，台湾人的福利可能就要断，填坑，大陆人民肯定不支持，一碗水要端平。 <text:line-break/><text:line-break/>我这么说也不是托大装逼，人家都谈论能不能统怎么统的问题，你跑去说统一后的问题？ <text:line-break/><text:line-break/>那是因为我最近出游，走的都是边境，广西云南西藏，在九月新疆开闸的时候，也顺着全世界海拔最高的公路新藏线入了疆，然后在南疆晃了大半个月。 <text:line-break/><text:line-break/>新疆简单分成北疆和南疆，北疆各族人民都有，维族地位不高。南疆基本都是维族，所以各种搞事的，最终都是要和南疆联系起来。 <text:line-break/><text:line-break/>而这次当我真正行走和居住在南疆的各个村落和县城，每日与当地维族农民商贩警察交往时，亲身感受到的就完全和各种媒体各种传言不一样。这里的警察基本都是维族，证明中央政府已经基本信任维族的基层管制力量。而这里戒备最森严的地方不是政府，是学校。在南疆，每个学校门口都有几层防护栏，大的学校甚至有警察常驻，而每逢放学，警察都要封路。小学校封一条路口，大学校封周边几条路口。这证明老百姓心里是向着中央政府的。如果一个地方是反政府的，何必要去保护反叛人民的孩子呢？保护孩子，证明疆独已经是恐怖分子了，他们已经采取威胁孩子的手段来威胁老百姓了，这是很简单的逻辑。 <text:line-break/><text:line-break/>而且，我走过的边疆贫困地区，不管云南、西藏还是新疆，房子都是政府免费建。尤其西藏和新疆，地方大，建起新房，都是整个村整个村的单门独户。住的解决了，工作怎么办？正常是按照当地原有传统，发展农业和牧业。没有这方面资源的，就安排进工厂打工，附近没有工业资源的，就沿道路两边建商铺，让他们卖些土特产或手工给过往游客。过路客少的，就雇佣去种树，让他们领着工资为自己的下一代改善水土。 <text:line-break/><text:line-break/>解决所有人住的问题，解决成年人工作问题，解决小孩子教育（你可以认为洗脑）问题，基本社会就稳定了。还有游手好闲成天以为独立就能过上好日子的，自然就会抓去职业培训，也就是全世界都骂中国不人道不人权的措施。但这在我看来，才是真正的人权，在他们走向深渊之前，拉一把，也是救了他们。重新洗脑学习技能，出来做个有用的人多好。边疆的人普遍都很朴实，容易被洗脑，关键是把他往哪个方向洗。洗好了，家庭幸福，洗坏了，一个家庭就毁了。 <text:line-break/><text:line-break/>关于新疆的事情，我还可以说很多，不过我也不是喜欢写字的人，就直接带出我写这些的结论吧。 <text:line-break/><text:line-break/>历史上，边疆稳，大陆才稳。大陆稳了，接着就会收回沿海的岛屿。例子就看康熙。所以去了新疆一趟，我基本肯定收复台湾已经在北京的日程表上了。而且以中共的办事风格和习总的历史使命感，这个日程表是有确切日子的。只可能因为意外被动提前，不可能因为意外推后。 <text:line-break/><text:line-break/>问题是，在新疆，我看到的是还有很多感恩共产党第一代领导人的老人，也就是说新疆的稳定基础是有的，乱的根源还是在治理上，习总这些年也狠狠把之前的短板补上了。新疆以后发展肯定会很好，现在南疆的县城已经比很多南方省份的县城要繁华了。 <text:line-break/><text:line-break/>但是台湾呢？基本是反共的。香港反共，但起码人不多，经济还行，中央不需要香港上缴财政，再给一些政策倾斜，香港就不至于没落。而台湾，我感觉就很头疼，超出我认知范围。在我肤浅的认知里，除非把台湾的政客地主买办统统抓起来，没收财产，革命一波，不然真的很难搞。 <text:line-break/><text:line-break/>不过在新疆，每天感受村级县级市级各级各场所的防疫措施，我是对中共的决策能力和组织能力彻底服了。我想不明白的事，只是因为在我的世界之外还有更大的世界。有时候，还真就只能当个吃瓜群众，后知后觉。 </text:p>
      <text:p text:style-name="P2">陳真   |  2020.11.12 09:04   |   <text:a xlink:type="simple" xlink:href="http://palinfo.habago.org/Entry?Command=Information_PrintForum#FORUM40076"><text:span text:style-name="T1">#</text:span></text:a></text:p>
      <text:p text:style-name="P3">【新國際論壇】 <text:line-break/><text:line-break/>終須一談或終須一戰？ <text:line-break/><text:line-break/>── 美國大選之後的兩岸變局 <text:line-break/><text:line-break/>主講：黃維幸 教授 <text:line-break/><text:line-break/>主持：顏坤泉 (左翼聯盟 召集人) <text:line-break/><text:line-break/>與談人：黃德北(世新大學社發所教授)、楊祖珺(中國文化大學大傳系教授)、吳俊宏(政治犯，《綠島歸來文集》作者)、林深靖(《新國際》召集人) <text:line-break/><text:line-break/>時間：2020年11月15日(星期日)，13h00-15h30 <text:line-break/><text:line-break/>地點：左翼聯誼社(台北市文山區景興路206號4樓之1，捷運：松山新店線景美站) <text:line-break/><text:line-break/>主題： <text:line-break/><text:line-break/>一、列寧在1917年9月寫下《大難臨頭，出路何在？》長文，這似乎也是當今兩岸之間面臨的困局，我們如何應對？ <text:line-break/><text:line-break/>二、「九二共識」還管用嗎？還有說服力嗎？是功成身退，還是虛幻到底？ <text:line-break/><text:line-break/>三、「一國兩制」可以談嗎？如何談？ <text:line-break/><text:line-break/>黃維幸簡介： <text:line-break/><text:line-break/>出生於台北市大稻埕，父親黃聯登擔任過「台灣省地方自治研究會」委員、戰後首屆省參議會參議員；母親是嚴復之女，嚴復是清末民初知名思想家、翻譯家，先後擔任過復旦大學、北京大學校長。 <text:line-break/><text:line-break/>黃維幸於台灣大學法律系畢業之後赴美，取得哈佛大學法學院法學博士。曾任跨國（Transationalaws Collaborative）法律事務所主任律師。著作有《現代法學方法新論》、《務實主義的憲法》、《法律與社會理論的批判》等。</text:p>
      <text:p text:style-name="P2">陳真   |  2020.11.11 20:36   |   <text:a xlink:type="simple" xlink:href="http://palinfo.habago.org/Entry?Command=Information_PrintForum#FORUM40075"><text:span text:style-name="T1">#</text:span></text:a></text:p>
      <text:p text:style-name="P4">毒豬啟示錄 (五)：陳吉仲可以講人話嗎？ <text:line-break/><text:line-break/>陳真 <text:line-break/><text:line-break/>2020. 11. 11. <text:line-break/><text:line-break/><text:line-break/>所謂「農委會主委」，叫做陳什麼仲的，過去自稱是什麼「農運健將」(笑死人)，過去反對馬英九時，揚言「死也要擋下美豬」，現在當起人渣黨的官，居然變成死也要讓台灣人吃毒豬，忠於人渣黨之忠貞程度，令人瞠目結舌，毫無羞恥。 <text:line-break/><text:line-break/>這兩天，我看他又在鬼扯了，比方說，國民黨發佈一段美國動保組織 "Animal Outlook" 的影片： <text:line-break/><text:line-break/><text:a xlink:type="simple" xlink:href="https://bit.ly/32xDpC5"><text:span text:style-name="T2">https://bit.ly/32xDpC5</text:span></text:a><text:s/><text:line-break/><text:line-break/>從影片中，你可以看到豬隻被餵食萊克多巴胺之後的恐怖反應，令人不忍，相當可怕。但是，這位陳什麼仲的，居然說這影片是假的，然後又改口說，「這只是少數」，說大多數的豬隻都很正常。 <text:line-break/><text:line-break/>他媽的這像人話嗎？什麼叫「少數」？難道是要「過半數」的豬隻產生蹄病變、骨頭鬆軟無法走路、全身顫抖、抓狂暴衝撞欄杆、互相撕咬攻擊、心博過速甚至死亡，然後才能說萊克多巴胺有問題？ <text:line-break/><text:line-break/>任何一種藥物，需要過半數的病人吃了之後百病叢生或暴斃，然後才可以說這個藥應該下架嗎？它媽的，講人話很難嗎？ <text:line-break/><text:line-break/>陳什麼仲的又說了一些莫名其妙的話，要大家去看英文的文獻，意思是說，反對萊豬的人都只會看中文。他媽的，現有的文獻資料，哪一篇是中文寫的？大家反對的根據，不就大多是英文文獻或英文報告嗎？ <text:line-break/><text:line-break/>回應問題就應該針對問題回答，而不是一直鬼扯些不相干的鳥話。 <text:line-break/><text:line-break/>還沒完哦，陳什麼仲的又說，大家要聽聽台灣官方「頂尖學者們」的意見，意思是說，反對萊豬的人都不是頂尖學者。它媽的，真是鳥話大王，能不能請他告訴我，台灣有哪些「頂尖學者」說萊克多巴胺吃了很健康，很安全？或甚至像衛福部陳什麼中的，居然說「吃幾輩子也不會有事」。請這麼說的「頂尖學者們」站出來，讓大家瞻仰一下，看看這是哪門子的「頂尖」研究。 <text:line-break/><text:line-break/>事實上，早在八、九年前，也就是2012年的3月，我最仰慕的「動物社會研究會」就曾經邀請一位來自劍橋大學的學者Donald M.Broom來台，談論萊克多巴胺的毒害。 <text:line-break/><text:line-break/>當時的報導如下，來源是「公視新聞網」(<text:a xlink:type="simple" xlink:href="https://bit.ly/2Isi0mq"><text:span text:style-name="T2">https://bit.ly/2Isi0mq</text:span></text:a>)，記者是林靜梅與賴振元，日期是2012年3月29日： <text:line-break/><text:line-break/>「動物社會研究會特地邀請英國劍橋大學教授、同時也參與了歐盟有關萊克多巴胺安全性評估報告的學者唐諾布魯姆 (Donald M. Broom)，來台灣演講，他認為萊克多巴胺的確對動物有壞的影響，相信對人也是。 <text:line-break/><text:line-break/>布魯姆教授強調，拒絕任何含有瘦肉精的肉品進入歐洲，歐盟所根據的，就是這一份在2009年提出的『萊克多巴胺安全評估報告』。 <text:line-break/><text:line-break/>當時參與評估的英國劍橋大學教授布魯姆，同時也是歐洲食品安全管理局EFSA的科學諮詢小組成員，這次他受邀來台演講，指出肉品使用萊克多巴胺，可以增加豬隻的重量賺更多錢，但是對消費者沒什麼好處。 <text:line-break/><text:line-break/>布魯姆教授是全球第一位動物福利科學的教授，他指出：美國目前自己本土的報告，都已經證實使用萊克多巴胺的牛隻，腳蹄跟足部都出現病變，而豬隻使用，更會出現心臟緊迫心跳加速，甚至出現更多攻擊行為以及大腦出現病變等等影響，也因此歐盟才禁止使用。 <text:line-break/><text:line-break/>至於萊克多巴胺對於人體的傷害，布魯姆教授也相信對健康有負面影響，但目前世界上的確沒有完整的研究。不過他也提醒，抵擋這些對人體有健康風險的肉品，光靠生產者自律或是法令規範，都遠遠比不上消費者意識的覺醒。 <text:line-break/><text:line-break/>他說，歐洲的消費者很有力量，能夠對生產者施壓，跟美國由肉品生產者來主導市場，差別很大。」 <text:line-break/><text:line-break/>我還沒講完哦，人渣黨大概以為台灣人全失智了，但我沒有，我記憶力好得很，想忘都忘不了人渣們前後反覆的嘴臉。 <text:line-break/><text:line-break/>這位劍橋教授兼前歐盟官員，應該算是「頂尖學者」了吧？各位知道嗎，他當年還在立法院發表過演講。誰邀請他去演講的呢？就是民進黨，另外還有親民黨和台聯，講座名稱叫做「歐盟為何拒絕瘦肉精肉品」。 <text:line-break/><text:line-break/>根據綠油油的《自由時報》2012年3月30日的報導(<text:a xlink:type="simple" xlink:href="https://bit.ly/35jLN9U"><text:span text:style-name="T2">https://bit.ly/35jLN9U</text:span></text:a>)，記者顏若瑾，標題是「前歐盟官員：萊克多巴胺有基因毒性」！它不但對於心臟和大腦及骨頭生長有各種毒害作用，而且具有基因毒性。 <text:line-break/><text:line-break/>《自由時報》的報導如下。寫得很好，懇請大家把它看完，看看當初民進黨是如何據理抗爭，「死也要擋下美豬」，現在卻是死也要台灣人吃毒豬。而且，外交部次長這兩天承認，不是美國壓迫我們進口萊豬，而是我們自己主動跑去示好說我們很樂意吃毒豬。 <text:line-break/><text:line-break/>「前歐盟動物福利科學委員會主席、英國劍橋大學教授布魯姆 （Donald M.Broom）昨在立法院，就萊克多巴胺發表演講時，引述歐洲食品安全管理局 (EFSA）2009年的報告指出，萊克多巴胺會讓動物在生長過程中受到不必要的痛苦，不僅侵害動物福利，也可能對人體有害。 <text:line-break/><text:line-break/>立法院民進黨、親民黨與台聯等三個在野黨團昨共同召開『歐盟為何拒絕瘦肉精肉品』座談會，邀請布魯姆發表演說。他指出，根據歐洲食品安全管理局的研究結論發現，萊克多巴胺雖然不會致癌，但確實有部分的基因毒性。 <text:line-break/><text:line-break/>布魯姆說，歐盟禁止農牧業使用任何荷爾蒙與調節甲狀腺的乙型受體素，萊克多巴胺就是其中一種。根據EFSA的評估報告，乙型受體素具有合成作用，會刺激腎上腺，促進動物生長與增加產量。 <text:line-break/><text:line-break/>他說，使用萊克多巴胺只對生產者有利，而且已有足夠的研究結果證實，瘦肉精對動物福利有害，食用瘦肉精的豬隻出現強烈的攻擊行為，讓動物在生長過程中遭受不必要的痛苦。該報告以狗與猴子為例，闡述萊克多巴胺在動物體內代謝的原理，因為這些生物與使用在人體上的效果是一樣的。 <text:line-break/><text:line-break/>布魯姆表示，研究報告也指出，不應該只做肉品的零檢出，同時也應針對食用萊克多巴胺動物的代謝物檢驗零檢出。 <text:line-break/><text:line-break/>布魯姆表示，據美國普渡大學2003年豬隻與萊克多巴胺影響的研究報告，豬隻食用萊克多巴胺後 ，出現非常多負面的影響，除心跳加快外，心血管出現問題，大腦前額葉皮質出現變化，攻擊性增加，並出現追咬同伴的強烈攻擊行為。研究人員並發現，這些變化並非只是短期存在，在食用幾週後仍然還看得到這種變化。 <text:line-break/><text:line-break/>布魯姆說，同樣的情況也出現在牛身上，牛更容易受到驚嚇，載運過程呈現更多不安行為。而且，攝取萊克多巴胺的牛隻，蹄部罹患疾病的機率比較高。研究清楚顯示，萊克多巴胺對動物有害，也可能對人體有害。 <text:line-break/><text:line-break/>布魯姆說，動物食用添加瘦肉精的飼料，除了讓肉質增加水份之外，也可增加或是減少脂肪含量，但一般而言『不會改變肉品中的蛋白質含量』。但是，蛋白質、水與脂肪在動物體內含有一定的比例關係，添加瘦肉精主要就是增加肉質水份，『消費者買到的只是含水量較多的肉品而已』。」</text:p>
      <text:p text:style-name="P2">陳真   |  2020.11.10 20:07   |   <text:a xlink:type="simple" xlink:href="http://palinfo.habago.org/Entry?Command=Information_PrintForum#FORUM40074"><text:span text:style-name="T1">#</text:span></text:a></text:p>
      <text:p text:style-name="P3">塵世以痛苦吻我   <text:line-break/><text:line-break/>陳真 <text:line-break/><text:line-break/>2020. 11. 10. <text:line-break/><text:line-break/><text:line-break/>昨天看到賈樟柯五年前(2015年)的一段訪談。他說，人們總是喜歡高談闊論(大陸的)「經濟總量」成長，談得眉飛色舞，卻無視於個人悲愴。 <text:line-break/><text:line-break/>我並不是很認同賈樟柯的二分法，但他舉了一個例子讓我很震驚。他說，貴州畢節市最近有四名兒童集體自殺，最小的妹妹才5歲，最大的是13歲的哥哥。 <text:line-break/><text:line-break/>我無法想像5歲小女孩如何會主動想自殺，也許是被哥哥所誘騙或強迫而喝下農藥。不管真相如何，四名小孩喝農藥死亡卻是事實。根據報導，四名小孩是在當地有關單位聯合家訪之後一個多小時，集體飲毒身亡，現場一灘灘嘔吐物，還有一些小東西被燒毀的痕跡。 <text:line-break/><text:line-break/>13歲的哥哥在現場留下一份遺書，如此寫道： <text:line-break/><text:line-break/>「謝謝你們的好意，我知道你們對我的好，但我該走了。我曾經發誓活不過15歲，死亡是我多年的夢想，今天清零了！」 <text:line-break/><text:line-break/>飲農藥自殺的4名留守兒童生前住所。(中新社/新華網) <text:line-break/><text:line-break/>(圖片1) <text:a xlink:type="simple" xlink:href="https://bit.ly/3kkHhfI"><text:span text:style-name="T2">https://bit.ly/3kkHhfI</text:span></text:a><text:s/><text:line-break/><text:line-break/>(圖片2) <text:a xlink:type="simple" xlink:href="https://bit.ly/2IjOmQy"><text:span text:style-name="T2">https://bit.ly/2IjOmQy</text:span></text:a><text:s/><text:line-break/><text:line-break/>(圖片3) <text:a xlink:type="simple" xlink:href="https://bit.ly/3eIIqwt"><text:span text:style-name="T2">https://bit.ly/3eIIqwt</text:span></text:a><text:s/><text:line-break/><text:line-break/>我很不喜歡被人們以政治角度來理解，平常也不喜歡與人談論人們所熱衷的那種「政治」；不管我在政治上或社運上做過一些什麼，無論後果如何慘烈，完全都不是人們所理解的那種所謂「政治」。我從來都不是那樣的人。 <text:line-break/><text:line-break/>如果不是因為那些受苦的小生命，我不會走入政治，不會成為一名亡命之徒。如果政治只是那些自欺欺人的虛構概念，例如什麼民主自由、什麼公投與普選，我不知道那樣一種政治有何意義可言。 <text:line-break/><text:line-break/>世界上，生活中，或是工作上，常有各式各樣的悲劇，千千萬萬數不清。我生性樂觀開朗，喜歡玩笑，卻很難不憂鬱，因為我很難讓自己置身事外，卻又無能為力。特別是小孩的痛苦，傷我很深，總覺得每個小孩就像是我自己的小孩，我沒法忘懷他們的痛苦，難以釋懷。 <text:line-break/><text:line-break/>我能堅強地活到現在，而沒有被憂鬱和悲傷所打垮，其實也挺不容易；就如同這位小弟弟的遺書所說，死亡同樣也是我多年的夢想。但我久藏死志，卻不急於一時，畢竟死亡遲早會找上每個人；能夠活，就儘量活著，儘可能用一己生命為減少他人的痛苦而努力。 <text:line-break/><text:line-break/>托爾斯泰有詩云："The world has kissed my soul with its pain, asking for its return in songs. (塵世以其痛苦吻我靈魂，卻要求詩歌以回報)。我不會寫詩歌，只懂一點哲學，詞語破碎，難以為報，惟有淚千行。   <text:line-break/><text:line-break/>============= <text:line-break/><text:line-break/>明報新聞網 <text:line-break/><text:line-break/>2015年6月13日星期六 <text:line-break/><text:line-break/>【窮村4童自殺】公安公布13歲大哥遺書：死亡是我多年的夢想 <text:line-break/><text:line-break/>貴州畢節市4兒童服毒自殺，警方公布更多調查細節。13歲大哥張啓剛遺書稱，「謝謝你們的好意，我知道你們對我的好，但是我該走了。我曾經發誓活不過15歲，死亡是我多年的夢想，今天清零了！」 <text:line-break/><text:line-break/>《京華時報》報導，張啓剛一直有一部手機，專門用來和在外打工的父親溝通，但一個月前手機壞掉。班主任接受訪問時表示，4個孩子從5月8日開始就都沒上學了，她多次嘗試家訪亦不能和他們聯絡上，只從鄰居口中得知他們仍然在家。 <text:line-break/><text:line-break/>4名飲農藥自殺身亡兒童的母親任希芬昨天下午回到七星關區。據《南方都市報》報導，她昨晚到過火化中心辨認遺體。報導稱，任「身形較瘦，神色憔悴」，在3名親屬陪同到達七星關區碧瑤雲天殯儀服務中心，看到子女遺體後「哭聲很大」。4名兒童遺體昨晚已經火化。<text:line-break/><text:line-break/>另外，早前失去聯絡的父親張方其在廣西麻尾被公安找到，預計今天中午可回到畢節。 <text:line-break/><text:line-break/>貴州4童自殺 總理問責地方官被免職  <text:line-break/><text:line-break/>事件曝光後，多名地方官員因而被停職調查，包括七星關區人民政府副區長楊黔、教育局長葉榮和田坎鄉茨竹村包村領導薛廷猛被停職檢查。七星關區田坎鄉黨委書記聶宗獻和鄉長陳明福更被免職。 <text:line-break/><text:line-break/>============== <text:line-break/><text:line-break/>貴州自殺4童遺書 我該走了 <text:line-break/><text:line-break/>中時新聞網 徐尚禮 <text:line-break/><text:line-break/>2015/06/12 <text:line-break/><text:line-break/>近日，新華網及澎湃網都派記者實地採訪探究悲劇發生的原因。貴州省畢節市七星關區田坎鄉茨竹村是4兄妹出生和長大的地方。田坎鄉離七星關區有110多公里，是七星關區最遠的鄉。茨竹村是貴州省的一類貧困村，全村2400多人，經濟來源靠像孩子們的父親張方其一樣外出打工和種地，村裡的留守兒童有20多個。 <text:line-break/><text:line-break/>6月12日，七星關區人民政府官網發布通報稱，4名留守兒童的父親張方其今年3月外出打工，母親任希芬離家出走多年。 <text:line-break/><text:line-break/>四個孩子（張啟剛，男，13歲，小學六年級學生；張啟秀，女，9歲，小二；張啟玉，女，7歲，小一；張啟味，女，5歲，幼稚園兒童）居住在2011年修建的磚混結構、200平方米的三層樓房家中，平時孩子食宿自理。因缺乏基本的家庭關愛和親情溫暖，4個孩子性格孤僻，常有早退和曠課現象。 <text:line-break/><text:line-break/>沒大人 小孩食宿自理 <text:line-break/><text:line-break/>據新華社報導，和周圍四五戶農戶相比，張方其家修建於2011年的三層小樓外牆貼著瓷磚，顯得還比較體面光鮮。可是走進屋內，卻是另外一番情景：破爛的傢俱、裹成一團的被子，桌面上積滿了灰塵，書本、雜物散落在房間的各個角落，一看就是許久沒有收拾過的模樣。 <text:line-break/><text:line-break/>小孩曾遭嚴重家暴 <text:line-break/><text:line-break/>據新華社報導，村民反映，4兄妹前些年遭受過很嚴重的家庭暴力，導致性格很孤僻。4兄妹的姨婆（姨奶奶）潘玲說，張方其有一次毆打老大，把左手臂打到骨折，右耳朵撕裂。2012年8月16日，老大離家出走十幾天，被找回家後，母親任希芬脫掉了他所有衣服，罰他裸體在大太陽下曬了2個多小時。 <text:line-break/><text:line-break/>2013年，張方其在外打工，任希芬不想待家裡，跑到貴州金沙後打電話給張方其，說她也要外出打工，讓他自己回家帶孩子。後來，任希芬也回來過，夫妻倆經常爭吵、動手。2014年3月，任希芬被打傷後，離家再沒回來。 <text:line-break/><text:line-break/>張家一位鄰居表示，事發前一天（6月8日）晚上9點左右，四兄妹在摘另一鄰居家的李子吃。一開始，他以為是野豬，後來發現是四兄妹。當晚23時32分許，陸續發現4個小孩倒地。 <text:line-break/><text:line-break/>現場農藥味很臭，發現一個將近一斤裝的「敵敵畏」（農藥）空瓶。此外，還有一堆燒毀的東西，包括一隻鞋子，一部手機，還有一份燒了一半的一張存摺。 <text:line-break/><text:line-break/>兒童父親找人借錢 <text:line-break/><text:line-break/>一位村民告訴澎湃新聞，今年3月，張方其外出打工前，有天中午，還到他家跟他借幾百塊錢給孩子交上學費用，但是他手頭緊，沒借成。這是張方其第一次向他借錢，感覺吞吞吐吐的，有些不好意思，走的時候，說「沒有就算了。」 <text:line-break/><text:line-break/>據央視報導，4兄妹以前有一部手機，一個月前壞掉了，沒法跟父親聯繫。而這一個月裡，張方其也沒有通過其他方式來聯繫孩子。 <text:line-break/><text:line-break/>=================== <text:line-break/><text:line-break/>貴州4童喝農藥自殺 親戚：家裡真太窮 <text:line-break/><text:line-break/>中央社 <text:line-break/><text:line-break/>2015/06/10 <text:line-break/><text:line-break/>貴州畢節市七星關區政府網站今天通報，昨晚發現區內田坎鄉4名兒童中毒死亡。1男3女是「留守兒童」，昨晚一起喝農藥自殺，他們的伯公感慨「實在是家裡太窮了」。 <text:line-break/><text:line-break/>大陸俗稱的留守兒童是指父母不在身邊、親戚也無力照顧的兒童。 <text:line-break/><text:line-break/>田坎鄉村民張仕貴是4名兒童的伯公，他說9日晚間11時，有村民來跟他說，4個孩子在家中自殺了。張仕貴趕到現場後，看到4個孩子已經躺在地上，嘴邊有嘔吐物，旁邊有個空的農藥瓶。 <text:line-break/><text:line-break/>張仕貴說，1個月前，4個孩子因為沒有生活費輟學在家，家中唯一的食物是孩子父親去年種的玉米。平時，4個小孩將玉米磨成玉米麵，連用篩子篩乾淨都沒有，就湊合著吃了，實在是因為太窮了。 <text:line-break/><text:line-break/>張仕貴說，4個孩子生前雖然貧困，但沒有和其他人吵鬧過。父親雖然留了聯繫電話，但是一直打不通，目前村民都聯繫不上，小孩的遺體經過調查已送往殯儀館。 <text:line-break/><text:line-break/>=================== <text:line-break/><text:line-break/>日子太苦 貴州4留守兒童喝農藥自殺 <text:line-break/><text:line-break/>即時中國  <text:line-break/><text:line-break/>2015/06/11       <text:line-break/>  <text:line-break/>貴州傳出一宗人倫悲劇，4名留守兒童集體喝農藥自殺身亡，最大的哥哥13歲，最小的妹妹才5歲，4人生前窮得只能吃玉米磨成的麵製品。 <text:line-break/><text:line-break/>中國農村留守兒童長期缺乏照顧、生活困苦，衍生不少悲劇。 <text:line-break/><text:line-break/>慘劇在網上引起極大迴避，網民紛呼「太心酸」、「心痛死了！」有網民稱，希望社會多關注留守兒童，政府應該對留守兒童及空巢老人進行登記並定期訪問，外出務工的大人要多關心孩子，「一想到孩子們在自殺前的絕望就心痛。」 <text:line-break/><text:line-break/>網民：太可憐！整天說關注民生 <text:line-break/><text:line-break/>事件再次引發輿論對留守兒童的關注。3年前，同樣在畢節市七星關區，5名男孩街頭流浪多日，夜間躲在垃圾箱裏燒炭取火禦寒，結果一氧化碳中毒死亡。5個小孩最大13歲，最小9歲，父母多半在外打工。 <text:line-break/><text:line-break/>貴州畢節市3年前也發生留守兒童悲劇，5名男孩在垃圾箱燒炭取暖，中毒身亡。 <text:line-break/><text:line-break/>據報導，發生男孩燒炭亡事件後，畢節市對全市留守兒童進行逐一排查，設立留守兒童專項救助基金，當地8名官員更因此受處罰。然而3年後悲劇重演，網民不禁喊道「又是畢節」、「太可憐，整天說關注民生！」 <text:line-break/><text:line-break/>據不完全統計，中國農村留守兒童至少5,800萬人，其中14歲以下的約4,000多萬人。留守兒童長期缺乏照顧，衍生不少問題，已成為社會一大隱憂。 <text:line-break/><text:line-break/>================= <text:line-break/><text:line-break/>貴州留守兒童 上月飲藥自殺驚世 <text:line-break/><text:line-break/>公視新聞 <text:line-break/><text:line-break/>2015. 07. 10. <text:line-break/><text:line-break/><text:line-break/>中國貴州上個月有四名，留守兒童，集體飲農藥自殺。根據統計，中國鄉村地區留守兒童的數量，有六千一百萬人之多，超過台灣總人口兩倍。 <text:line-break/><text:line-break/>湘河名列廣西省境內最窮困的地區之一，群山環繞下的這所小學，全校有四百名留守兒童就讀。留守兒童這個名詞指的是，雙親前往城市賺錢，在僵硬的戶口政策底下，逼不得已只好在祖父母或是親戚家成長的孩子。 <text:line-break/><text:line-break/>現場發現一位名叫做李丹丹的11歲女童，為了省下四元的公車票錢，每天走將近一個小時的山路去上學。丹丹的父母去年12月，在一場車禍意外中喪生，留她和唯一的祖母相依為命，倆人仰賴每個月三百元人民幣的退休金過活。  <text:line-break/><text:line-break/>還有的孩子放了學回家，要忙洗菜煮飯，週末放假要下田耕作。湘河村12歲的梁小弟就是其中一個例子，母親在三年前過世，父親又中風身體欠佳，家事農事全都得扛下，他還為沒辦法全包下來自己做而內疚。  <text:line-break/><text:line-break/>廣西留守兒童梁小弟說：「種玉米其實是很累的，但是和我爸爸倆人互相幫忙，我也不覺得累，只是我爸爸做得太多，我一直心裡覺得很內疚。」 <text:line-break/><text:line-break/>估計中國13億人口當中，留守兒童的總數約有六千一百萬人那麼多，幾乎是台灣總人口的兩倍，官方媒體的資料顯示，其中有超過百分之三的留守兒童，根本無人照料，形同遭遺棄自生自滅。 <text:line-break/><text:line-break/>今年六月貴州就傳出，有一家四名年齡從五歲到十三歲不等的留守兒童，日子苦到活不下去，飲農藥自殺。這宗慘案引發社會輿論一致的同情，促使總理李克強批示各政府機關，要防止類似悲劇再度發生。 (王蕙文 報導)</text:p>
      <text:p text:style-name="P2">陳真   |  2020.11.10 12:25   |   <text:a xlink:type="simple" xlink:href="http://palinfo.habago.org/Entry?Command=Information_PrintForum#FORUM40073"><text:span text:style-name="T1">#</text:span></text:a></text:p>
      <text:p text:style-name="P3">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2">周淮安   |  2020.11.10 11:18   |   <text:a xlink:type="simple" xlink:href="http://palinfo.habago.org/Entry?Command=Information_PrintForum#FORUM40072"><text:span text:style-name="T1">#</text:span></text:a></text:p>
      <text:p text:style-name="P4">萊劑若為只不過有些副作用的好藥，那早就供不應求，保證從民間減肥營到各醫院體重門診，都大排長龍搶破頭。何勞人渣黨昨是今非護航硬凹？</text:p>
      <text:p text:style-name="P2">陳真   |  2020.11.10 09:35   |   <text:a xlink:type="simple" xlink:href="http://palinfo.habago.org/Entry?Command=Information_PrintForum#FORUM40071"><text:span text:style-name="T1">#</text:span></text:a></text:p>
      <text:p text:style-name="P3">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2">許世勤   |  2020.11.10 09:32   |   <text:a xlink:type="simple" xlink:href="http://palinfo.habago.org/Entry?Command=Information_PrintForum#FORUM40070"><text:span text:style-name="T1">#</text:span></text:a></text:p>
      <text:p text:style-name="P4">關於「萊克多巴胺」，如果google可以找到維基百科中文版的說明： <text:line-break/><text:line-break/><text:a xlink:type="simple" xlink:href="https://zh.wikipedia.org/wiki/%E8%90%8A%E5%85%8B%E5%A4%9A%E5%B7%B4%E8%83%BA"><text:span text:style-name="T2">https://zh.wikipedia.org/wiki/</text:span><text:span text:style-name="T5">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2">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2">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2">陳真   |  2020.11.09 20:46   |   <text:a xlink:type="simple" xlink:href="http://palinfo.habago.org/Entry?Command=Information_PrintForum#FORUM40069"><text:span text:style-name="T1">#</text:span></text:a></text:p>
      <text:p text:style-name="P3">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2">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2">張萬康   |  2020.11.09 18:11   |   <text:a xlink:type="simple" xlink:href="http://palinfo.habago.org/Entry?Command=Information_PrintForum#FORUM40068"><text:span text:style-name="T1">#</text:span></text:a></text:p>
      <text:p text:style-name="P4">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2">張紹中   |  2020.11.09 16:53   |   <text:a xlink:type="simple" xlink:href="http://palinfo.habago.org/Entry?Command=Information_PrintForum#FORUM40067"><text:span text:style-name="T1">#</text:span></text:a></text:p>
      <text:p text:style-name="P3">丸康、陳真： <text:line-break/>我也入圍了丸康當年拿到一百萬的獎了，可惜沒拿到 <text:line-break/>太多立場不同，說了陳真不高興又刪我文章，不說了 <text:line-break/>立冬願若雪網大家安好，三冬皆暖</text:p>
      <text:p text:style-name="P2">李念淨   |  2020.11.09 10:59   |   <text:a xlink:type="simple" xlink:href="http://palinfo.habago.org/Entry?Command=Information_PrintForum#FORUM40066"><text:span text:style-name="T1">#</text:span></text:a></text:p>
      <text:p text:style-name="P3">【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2">https://www.theguardian.com/world/2020/nov/05/israeli-forces-leave-41-children-homeless-after-razing-palestinian-village-un-says</text:span></text:a></text:p>
      <text:p text:style-name="P2">孫從輔   |  2020.11.09 04:05   |   <text:a xlink:type="simple" xlink:href="http://palinfo.habago.org/Entry?Command=Information_PrintForum#FORUM40065"><text:span text:style-name="T1">#</text:span></text:a></text:p>
      <text:p text:style-name="P3">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2">https://www.sohu.com/a/428981742_120412715</text:span></text:a><text:s/><text:line-break/>原文：《Foreign Affairs》A National Security Reckoning <text:line-break/><text:a xlink:type="simple" xlink:href="https://tinyurl.com/y4ll22y5"><text:span text:style-name="T2">https://tinyurl.com/y4ll22y5</text:span></text:a><text:s/><text:line-break/>(原文需要付錢才能看，因此我也看不了全文。但是一開頭希拉蕊和美軍合照的照片可以看見，讓人有點毛骨悚然) </text:p>
      <text:p text:style-name="P2">陳真   |  2020.11.09 02:01   |   <text:a xlink:type="simple" xlink:href="http://palinfo.habago.org/Entry?Command=Information_PrintForum#FORUM40064"><text:span text:style-name="T1">#</text:span></text:a></text:p>
      <text:p text:style-name="P4">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2">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2">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2">陳真   |  2020.11.08 01:48   |   <text:a xlink:type="simple" xlink:href="http://palinfo.habago.org/Entry?Command=Information_PrintForum#FORUM40063"><text:span text:style-name="T1">#</text:span></text:a></text:p>
      <text:p text:style-name="P3">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2">陳真   |  2020.11.06 00:34   |   <text:a xlink:type="simple" xlink:href="http://palinfo.habago.org/Entry?Command=Information_PrintForum#FORUM40062"><text:span text:style-name="T1">#</text:span></text:a></text:p>
      <text:p text:style-name="P3">我略知戰爭一、二 <text:line-break/><text:line-break/>陳真 <text:line-break/><text:line-break/>2020. 11. 06. <text:line-break/><text:line-break/><text:line-break/>怡靜傳給我的： <text:line-break/><text:line-break/><text:a xlink:type="simple" xlink:href="https://bit.ly/365TX53"><text:span text:style-name="T2">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3">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3">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5">觀點</text:span><text:span text:style-name="T2">/542474/</text:span><text:span text:style-name="T5">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